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ringCleaning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Names of all isotopes. <text:s/>chem_def.f90, lines 596 to 637.</text:p>
          </table:table-cell>
          <table:table-cell table:number-columns-repeated="16"/>
          <table:table-cell table:formula="of:= COUNTA( [.J$1:.Q$1048576] ) - 8*2*2 - 2 + 1" office:value-type="float" office:value="287" calcext:value-type="float">
            <text:p>287</text:p>
          </table:table-cell>
          <table:table-cell office:value-type="string" calcext:value-type="string">
            <text:p>Unique isotopes (minus blank rows and cells, plus “neut”)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<text:s text:c="7"/>'h1 <text:s text:c="2"/>'</text:p>
          </table:table-cell>
          <table:table-cell office:value-type="string" calcext:value-type="string">
            <text:p>'h2 <text:s text:c="2"/>'</text:p>
          </table:table-cell>
          <table:table-cell office:value-type="string" calcext:value-type="string">
            <text:p>'he3 <text:s/>'</text:p>
          </table:table-cell>
          <table:table-cell office:value-type="string" calcext:value-type="string">
            <text:p>'he4 <text:s/>'</text:p>
          </table:table-cell>
          <table:table-cell office:value-type="string" calcext:value-type="string">
            <text:p>'li6 <text:s/>'</text:p>
          </table:table-cell>
          <table:table-cell office:value-type="string" calcext:value-type="string">
            <text:p>'li7 <text:s/>'</text:p>
          </table:table-cell>
          <table:table-cell office:value-type="string" calcext:value-type="string">
            <text:p>'be9 <text:s/>'</text:p>
          </table:table-cell>
          <table:table-cell office:value-type="string" calcext:value-type="string">
            <text:p>'b10 <text:s/>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3] )); &quot;&quot;; SUBSTITUTE( SUBSTITUTE(SUBSTITUTE( [.A3]; &quot;'&quot;; &quot;&quot; ); &quot; &quot;; &quot;&quot; ); &quot;/)&quot;; &quot;&quot; ) )" office:value-type="string" office:string-value="h1" calcext:value-type="string">
            <text:p>h1</text:p>
          </table:table-cell>
          <table:table-cell table:formula="of:= IF( ISNUMBER(SEARCH( &quot;namsol&quot;; [.$A3] )); &quot;&quot;; SUBSTITUTE( SUBSTITUTE(SUBSTITUTE( [.B3]; &quot;'&quot;; &quot;&quot; ); &quot; &quot;; &quot;&quot; ); &quot;/)&quot;; &quot;&quot; ) )" office:value-type="string" office:string-value="h2" calcext:value-type="string">
            <text:p>h2</text:p>
          </table:table-cell>
          <table:table-cell table:formula="of:= IF( ISNUMBER(SEARCH( &quot;namsol&quot;; [.$A3] )); &quot;&quot;; SUBSTITUTE( SUBSTITUTE(SUBSTITUTE( [.C3]; &quot;'&quot;; &quot;&quot; ); &quot; &quot;; &quot;&quot; ); &quot;/)&quot;; &quot;&quot; ) )" office:value-type="string" office:string-value="he3" calcext:value-type="string">
            <text:p>he3</text:p>
          </table:table-cell>
          <table:table-cell table:formula="of:= IF( ISNUMBER(SEARCH( &quot;namsol&quot;; [.$A3] )); &quot;&quot;; SUBSTITUTE( SUBSTITUTE(SUBSTITUTE( [.D3]; &quot;'&quot;; &quot;&quot; ); &quot; &quot;; &quot;&quot; ); &quot;/)&quot;; &quot;&quot; ) )" office:value-type="string" office:string-value="he4" calcext:value-type="string">
            <text:p>he4</text:p>
          </table:table-cell>
          <table:table-cell table:formula="of:= IF( ISNUMBER(SEARCH( &quot;namsol&quot;; [.$A3] )); &quot;&quot;; SUBSTITUTE( SUBSTITUTE(SUBSTITUTE( [.E3]; &quot;'&quot;; &quot;&quot; ); &quot; &quot;; &quot;&quot; ); &quot;/)&quot;; &quot;&quot; ) )" office:value-type="string" office:string-value="li6" calcext:value-type="string">
            <text:p>li6</text:p>
          </table:table-cell>
          <table:table-cell table:formula="of:= IF( ISNUMBER(SEARCH( &quot;namsol&quot;; [.$A3] )); &quot;&quot;; SUBSTITUTE( SUBSTITUTE(SUBSTITUTE( [.F3]; &quot;'&quot;; &quot;&quot; ); &quot; &quot;; &quot;&quot; ); &quot;/)&quot;; &quot;&quot; ) )" office:value-type="string" office:string-value="li7" calcext:value-type="string">
            <text:p>li7</text:p>
          </table:table-cell>
          <table:table-cell table:formula="of:= IF( ISNUMBER(SEARCH( &quot;namsol&quot;; [.$A3] )); &quot;&quot;; SUBSTITUTE( SUBSTITUTE(SUBSTITUTE( [.G3]; &quot;'&quot;; &quot;&quot; ); &quot; &quot;; &quot;&quot; ); &quot;/)&quot;; &quot;&quot; ) )" office:value-type="string" office:string-value="be9" calcext:value-type="string">
            <text:p>be9</text:p>
          </table:table-cell>
          <table:table-cell table:formula="of:= IF( ISNUMBER(SEARCH( &quot;namsol&quot;; [.$A3] )); &quot;&quot;; SUBSTITUTE( SUBSTITUTE(SUBSTITUTE( [.H3]; &quot;'&quot;; &quot;&quot; ); &quot; &quot;; &quot;&quot; ); &quot;/)&quot;; &quot;&quot; ) )" office:value-type="string" office:string-value="b10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b11 <text:s/>'</text:p>
          </table:table-cell>
          <table:table-cell office:value-type="string" calcext:value-type="string">
            <text:p>'c12 <text:s/>'</text:p>
          </table:table-cell>
          <table:table-cell office:value-type="string" calcext:value-type="string">
            <text:p>'c13 <text:s/>'</text:p>
          </table:table-cell>
          <table:table-cell office:value-type="string" calcext:value-type="string">
            <text:p>'n14 <text:s/>'</text:p>
          </table:table-cell>
          <table:table-cell office:value-type="string" calcext:value-type="string">
            <text:p>'n15 <text:s/>'</text:p>
          </table:table-cell>
          <table:table-cell office:value-type="string" calcext:value-type="string">
            <text:p>'o16 <text:s/>'</text:p>
          </table:table-cell>
          <table:table-cell office:value-type="string" calcext:value-type="string">
            <text:p>'o17 <text:s/>'</text:p>
          </table:table-cell>
          <table:table-cell office:value-type="string" calcext:value-type="string">
            <text:p>'o18 <text:s/>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4] )); &quot;&quot;; SUBSTITUTE( SUBSTITUTE(SUBSTITUTE( [.A4]; &quot;'&quot;; &quot;&quot; ); &quot; &quot;; &quot;&quot; ); &quot;/)&quot;; &quot;&quot; ) )" office:value-type="string" office:string-value="b11" calcext:value-type="string">
            <text:p>b11</text:p>
          </table:table-cell>
          <table:table-cell table:formula="of:= IF( ISNUMBER(SEARCH( &quot;namsol&quot;; [.$A4] )); &quot;&quot;; SUBSTITUTE( SUBSTITUTE(SUBSTITUTE( [.B4]; &quot;'&quot;; &quot;&quot; ); &quot; &quot;; &quot;&quot; ); &quot;/)&quot;; &quot;&quot; ) )" office:value-type="string" office:string-value="c12" calcext:value-type="string">
            <text:p>c12</text:p>
          </table:table-cell>
          <table:table-cell table:formula="of:= IF( ISNUMBER(SEARCH( &quot;namsol&quot;; [.$A4] )); &quot;&quot;; SUBSTITUTE( SUBSTITUTE(SUBSTITUTE( [.C4]; &quot;'&quot;; &quot;&quot; ); &quot; &quot;; &quot;&quot; ); &quot;/)&quot;; &quot;&quot; ) )" office:value-type="string" office:string-value="c13" calcext:value-type="string">
            <text:p>c13</text:p>
          </table:table-cell>
          <table:table-cell table:formula="of:= IF( ISNUMBER(SEARCH( &quot;namsol&quot;; [.$A4] )); &quot;&quot;; SUBSTITUTE( SUBSTITUTE(SUBSTITUTE( [.D4]; &quot;'&quot;; &quot;&quot; ); &quot; &quot;; &quot;&quot; ); &quot;/)&quot;; &quot;&quot; ) )" office:value-type="string" office:string-value="n14" calcext:value-type="string">
            <text:p>n14</text:p>
          </table:table-cell>
          <table:table-cell table:formula="of:= IF( ISNUMBER(SEARCH( &quot;namsol&quot;; [.$A4] )); &quot;&quot;; SUBSTITUTE( SUBSTITUTE(SUBSTITUTE( [.E4]; &quot;'&quot;; &quot;&quot; ); &quot; &quot;; &quot;&quot; ); &quot;/)&quot;; &quot;&quot; ) )" office:value-type="string" office:string-value="n15" calcext:value-type="string">
            <text:p>n15</text:p>
          </table:table-cell>
          <table:table-cell table:formula="of:= IF( ISNUMBER(SEARCH( &quot;namsol&quot;; [.$A4] )); &quot;&quot;; SUBSTITUTE( SUBSTITUTE(SUBSTITUTE( [.F4]; &quot;'&quot;; &quot;&quot; ); &quot; &quot;; &quot;&quot; ); &quot;/)&quot;; &quot;&quot; ) )" office:value-type="string" office:string-value="o16" calcext:value-type="string">
            <text:p>o16</text:p>
          </table:table-cell>
          <table:table-cell table:formula="of:= IF( ISNUMBER(SEARCH( &quot;namsol&quot;; [.$A4] )); &quot;&quot;; SUBSTITUTE( SUBSTITUTE(SUBSTITUTE( [.G4]; &quot;'&quot;; &quot;&quot; ); &quot; &quot;; &quot;&quot; ); &quot;/)&quot;; &quot;&quot; ) )" office:value-type="string" office:string-value="o17" calcext:value-type="string">
            <text:p>o17</text:p>
          </table:table-cell>
          <table:table-cell table:formula="of:= IF( ISNUMBER(SEARCH( &quot;namsol&quot;; [.$A4] )); &quot;&quot;; SUBSTITUTE( SUBSTITUTE(SUBSTITUTE( [.H4]; &quot;'&quot;; &quot;&quot; ); &quot; &quot;; &quot;&quot; ); &quot;/)&quot;; &quot;&quot; ) )" office:value-type="string" office:string-value="o18" calcext:value-type="string">
            <text:p>o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f19 <text:s/>'</text:p>
          </table:table-cell>
          <table:table-cell office:value-type="string" calcext:value-type="string">
            <text:p>'ne20 '</text:p>
          </table:table-cell>
          <table:table-cell office:value-type="string" calcext:value-type="string">
            <text:p>'ne21 '</text:p>
          </table:table-cell>
          <table:table-cell office:value-type="string" calcext:value-type="string">
            <text:p>'ne22 '</text:p>
          </table:table-cell>
          <table:table-cell office:value-type="string" calcext:value-type="string">
            <text:p>'na23 '</text:p>
          </table:table-cell>
          <table:table-cell office:value-type="string" calcext:value-type="string">
            <text:p>'mg24 '</text:p>
          </table:table-cell>
          <table:table-cell office:value-type="string" calcext:value-type="string">
            <text:p>'mg25 '</text:p>
          </table:table-cell>
          <table:table-cell office:value-type="string" calcext:value-type="string">
            <text:p>'mg26 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5] )); &quot;&quot;; SUBSTITUTE( SUBSTITUTE(SUBSTITUTE( [.A5]; &quot;'&quot;; &quot;&quot; ); &quot; &quot;; &quot;&quot; ); &quot;/)&quot;; &quot;&quot; ) )" office:value-type="string" office:string-value="f19" calcext:value-type="string">
            <text:p>f19</text:p>
          </table:table-cell>
          <table:table-cell table:formula="of:= IF( ISNUMBER(SEARCH( &quot;namsol&quot;; [.$A5] )); &quot;&quot;; SUBSTITUTE( SUBSTITUTE(SUBSTITUTE( [.B5]; &quot;'&quot;; &quot;&quot; ); &quot; &quot;; &quot;&quot; ); &quot;/)&quot;; &quot;&quot; ) )" office:value-type="string" office:string-value="ne20" calcext:value-type="string">
            <text:p>ne20</text:p>
          </table:table-cell>
          <table:table-cell table:formula="of:= IF( ISNUMBER(SEARCH( &quot;namsol&quot;; [.$A5] )); &quot;&quot;; SUBSTITUTE( SUBSTITUTE(SUBSTITUTE( [.C5]; &quot;'&quot;; &quot;&quot; ); &quot; &quot;; &quot;&quot; ); &quot;/)&quot;; &quot;&quot; ) )" office:value-type="string" office:string-value="ne21" calcext:value-type="string">
            <text:p>ne21</text:p>
          </table:table-cell>
          <table:table-cell table:formula="of:= IF( ISNUMBER(SEARCH( &quot;namsol&quot;; [.$A5] )); &quot;&quot;; SUBSTITUTE( SUBSTITUTE(SUBSTITUTE( [.D5]; &quot;'&quot;; &quot;&quot; ); &quot; &quot;; &quot;&quot; ); &quot;/)&quot;; &quot;&quot; ) )" office:value-type="string" office:string-value="ne22" calcext:value-type="string">
            <text:p>ne22</text:p>
          </table:table-cell>
          <table:table-cell table:formula="of:= IF( ISNUMBER(SEARCH( &quot;namsol&quot;; [.$A5] )); &quot;&quot;; SUBSTITUTE( SUBSTITUTE(SUBSTITUTE( [.E5]; &quot;'&quot;; &quot;&quot; ); &quot; &quot;; &quot;&quot; ); &quot;/)&quot;; &quot;&quot; ) )" office:value-type="string" office:string-value="na23" calcext:value-type="string">
            <text:p>na23</text:p>
          </table:table-cell>
          <table:table-cell table:formula="of:= IF( ISNUMBER(SEARCH( &quot;namsol&quot;; [.$A5] )); &quot;&quot;; SUBSTITUTE( SUBSTITUTE(SUBSTITUTE( [.F5]; &quot;'&quot;; &quot;&quot; ); &quot; &quot;; &quot;&quot; ); &quot;/)&quot;; &quot;&quot; ) )" office:value-type="string" office:string-value="mg24" calcext:value-type="string">
            <text:p>mg24</text:p>
          </table:table-cell>
          <table:table-cell table:formula="of:= IF( ISNUMBER(SEARCH( &quot;namsol&quot;; [.$A5] )); &quot;&quot;; SUBSTITUTE( SUBSTITUTE(SUBSTITUTE( [.G5]; &quot;'&quot;; &quot;&quot; ); &quot; &quot;; &quot;&quot; ); &quot;/)&quot;; &quot;&quot; ) )" office:value-type="string" office:string-value="mg25" calcext:value-type="string">
            <text:p>mg25</text:p>
          </table:table-cell>
          <table:table-cell table:formula="of:= IF( ISNUMBER(SEARCH( &quot;namsol&quot;; [.$A5] )); &quot;&quot;; SUBSTITUTE( SUBSTITUTE(SUBSTITUTE( [.H5]; &quot;'&quot;; &quot;&quot; ); &quot; &quot;; &quot;&quot; ); &quot;/)&quot;; &quot;&quot; ) )" office:value-type="string" office:string-value="mg26" calcext:value-type="string">
            <text:p>mg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al27 '</text:p>
          </table:table-cell>
          <table:table-cell office:value-type="string" calcext:value-type="string">
            <text:p>'si28 '</text:p>
          </table:table-cell>
          <table:table-cell office:value-type="string" calcext:value-type="string">
            <text:p>'si29 '</text:p>
          </table:table-cell>
          <table:table-cell office:value-type="string" calcext:value-type="string">
            <text:p>'si30 '</text:p>
          </table:table-cell>
          <table:table-cell office:value-type="string" calcext:value-type="string">
            <text:p>'p31 <text:s/>'</text:p>
          </table:table-cell>
          <table:table-cell office:value-type="string" calcext:value-type="string">
            <text:p>'s32 <text:s/>'</text:p>
          </table:table-cell>
          <table:table-cell office:value-type="string" calcext:value-type="string">
            <text:p>'s33 <text:s/>'</text:p>
          </table:table-cell>
          <table:table-cell office:value-type="string" calcext:value-type="string">
            <text:p>'s34 <text:s/>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6] )); &quot;&quot;; SUBSTITUTE( SUBSTITUTE(SUBSTITUTE( [.A6]; &quot;'&quot;; &quot;&quot; ); &quot; &quot;; &quot;&quot; ); &quot;/)&quot;; &quot;&quot; ) )" office:value-type="string" office:string-value="al27" calcext:value-type="string">
            <text:p>al27</text:p>
          </table:table-cell>
          <table:table-cell table:formula="of:= IF( ISNUMBER(SEARCH( &quot;namsol&quot;; [.$A6] )); &quot;&quot;; SUBSTITUTE( SUBSTITUTE(SUBSTITUTE( [.B6]; &quot;'&quot;; &quot;&quot; ); &quot; &quot;; &quot;&quot; ); &quot;/)&quot;; &quot;&quot; ) )" office:value-type="string" office:string-value="si28" calcext:value-type="string">
            <text:p>si28</text:p>
          </table:table-cell>
          <table:table-cell table:formula="of:= IF( ISNUMBER(SEARCH( &quot;namsol&quot;; [.$A6] )); &quot;&quot;; SUBSTITUTE( SUBSTITUTE(SUBSTITUTE( [.C6]; &quot;'&quot;; &quot;&quot; ); &quot; &quot;; &quot;&quot; ); &quot;/)&quot;; &quot;&quot; ) )" office:value-type="string" office:string-value="si29" calcext:value-type="string">
            <text:p>si29</text:p>
          </table:table-cell>
          <table:table-cell table:formula="of:= IF( ISNUMBER(SEARCH( &quot;namsol&quot;; [.$A6] )); &quot;&quot;; SUBSTITUTE( SUBSTITUTE(SUBSTITUTE( [.D6]; &quot;'&quot;; &quot;&quot; ); &quot; &quot;; &quot;&quot; ); &quot;/)&quot;; &quot;&quot; ) )" office:value-type="string" office:string-value="si30" calcext:value-type="string">
            <text:p>si30</text:p>
          </table:table-cell>
          <table:table-cell table:formula="of:= IF( ISNUMBER(SEARCH( &quot;namsol&quot;; [.$A6] )); &quot;&quot;; SUBSTITUTE( SUBSTITUTE(SUBSTITUTE( [.E6]; &quot;'&quot;; &quot;&quot; ); &quot; &quot;; &quot;&quot; ); &quot;/)&quot;; &quot;&quot; ) )" office:value-type="string" office:string-value="p31" calcext:value-type="string">
            <text:p>p31</text:p>
          </table:table-cell>
          <table:table-cell table:formula="of:= IF( ISNUMBER(SEARCH( &quot;namsol&quot;; [.$A6] )); &quot;&quot;; SUBSTITUTE( SUBSTITUTE(SUBSTITUTE( [.F6]; &quot;'&quot;; &quot;&quot; ); &quot; &quot;; &quot;&quot; ); &quot;/)&quot;; &quot;&quot; ) )" office:value-type="string" office:string-value="s32" calcext:value-type="string">
            <text:p>s32</text:p>
          </table:table-cell>
          <table:table-cell table:formula="of:= IF( ISNUMBER(SEARCH( &quot;namsol&quot;; [.$A6] )); &quot;&quot;; SUBSTITUTE( SUBSTITUTE(SUBSTITUTE( [.G6]; &quot;'&quot;; &quot;&quot; ); &quot; &quot;; &quot;&quot; ); &quot;/)&quot;; &quot;&quot; ) )" office:value-type="string" office:string-value="s33" calcext:value-type="string">
            <text:p>s33</text:p>
          </table:table-cell>
          <table:table-cell table:formula="of:= IF( ISNUMBER(SEARCH( &quot;namsol&quot;; [.$A6] )); &quot;&quot;; SUBSTITUTE( SUBSTITUTE(SUBSTITUTE( [.H6]; &quot;'&quot;; &quot;&quot; ); &quot; &quot;; &quot;&quot; ); &quot;/)&quot;; &quot;&quot; ) )" office:value-type="string" office:string-value="s34" calcext:value-type="string">
            <text:p>s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s36 <text:s/>'</text:p>
          </table:table-cell>
          <table:table-cell office:value-type="string" calcext:value-type="string">
            <text:p>'cl35 '</text:p>
          </table:table-cell>
          <table:table-cell office:value-type="string" calcext:value-type="string">
            <text:p>'cl37 '</text:p>
          </table:table-cell>
          <table:table-cell office:value-type="string" calcext:value-type="string">
            <text:p>'ar36 '</text:p>
          </table:table-cell>
          <table:table-cell office:value-type="string" calcext:value-type="string">
            <text:p>'ar38 '</text:p>
          </table:table-cell>
          <table:table-cell office:value-type="string" calcext:value-type="string">
            <text:p>'ar40 '</text:p>
          </table:table-cell>
          <table:table-cell office:value-type="string" calcext:value-type="string">
            <text:p>'k39 <text:s/>'</text:p>
          </table:table-cell>
          <table:table-cell office:value-type="string" calcext:value-type="string">
            <text:p>'k40 <text:s/>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7] )); &quot;&quot;; SUBSTITUTE( SUBSTITUTE(SUBSTITUTE( [.A7]; &quot;'&quot;; &quot;&quot; ); &quot; &quot;; &quot;&quot; ); &quot;/)&quot;; &quot;&quot; ) )" office:value-type="string" office:string-value="s36" calcext:value-type="string">
            <text:p>s36</text:p>
          </table:table-cell>
          <table:table-cell table:formula="of:= IF( ISNUMBER(SEARCH( &quot;namsol&quot;; [.$A7] )); &quot;&quot;; SUBSTITUTE( SUBSTITUTE(SUBSTITUTE( [.B7]; &quot;'&quot;; &quot;&quot; ); &quot; &quot;; &quot;&quot; ); &quot;/)&quot;; &quot;&quot; ) )" office:value-type="string" office:string-value="cl35" calcext:value-type="string">
            <text:p>cl35</text:p>
          </table:table-cell>
          <table:table-cell table:formula="of:= IF( ISNUMBER(SEARCH( &quot;namsol&quot;; [.$A7] )); &quot;&quot;; SUBSTITUTE( SUBSTITUTE(SUBSTITUTE( [.C7]; &quot;'&quot;; &quot;&quot; ); &quot; &quot;; &quot;&quot; ); &quot;/)&quot;; &quot;&quot; ) )" office:value-type="string" office:string-value="cl37" calcext:value-type="string">
            <text:p>cl37</text:p>
          </table:table-cell>
          <table:table-cell table:formula="of:= IF( ISNUMBER(SEARCH( &quot;namsol&quot;; [.$A7] )); &quot;&quot;; SUBSTITUTE( SUBSTITUTE(SUBSTITUTE( [.D7]; &quot;'&quot;; &quot;&quot; ); &quot; &quot;; &quot;&quot; ); &quot;/)&quot;; &quot;&quot; ) )" office:value-type="string" office:string-value="ar36" calcext:value-type="string">
            <text:p>ar36</text:p>
          </table:table-cell>
          <table:table-cell table:formula="of:= IF( ISNUMBER(SEARCH( &quot;namsol&quot;; [.$A7] )); &quot;&quot;; SUBSTITUTE( SUBSTITUTE(SUBSTITUTE( [.E7]; &quot;'&quot;; &quot;&quot; ); &quot; &quot;; &quot;&quot; ); &quot;/)&quot;; &quot;&quot; ) )" office:value-type="string" office:string-value="ar38" calcext:value-type="string">
            <text:p>ar38</text:p>
          </table:table-cell>
          <table:table-cell table:formula="of:= IF( ISNUMBER(SEARCH( &quot;namsol&quot;; [.$A7] )); &quot;&quot;; SUBSTITUTE( SUBSTITUTE(SUBSTITUTE( [.F7]; &quot;'&quot;; &quot;&quot; ); &quot; &quot;; &quot;&quot; ); &quot;/)&quot;; &quot;&quot; ) )" office:value-type="string" office:string-value="ar40" calcext:value-type="string">
            <text:p>ar40</text:p>
          </table:table-cell>
          <table:table-cell table:formula="of:= IF( ISNUMBER(SEARCH( &quot;namsol&quot;; [.$A7] )); &quot;&quot;; SUBSTITUTE( SUBSTITUTE(SUBSTITUTE( [.G7]; &quot;'&quot;; &quot;&quot; ); &quot; &quot;; &quot;&quot; ); &quot;/)&quot;; &quot;&quot; ) )" office:value-type="string" office:string-value="k39" calcext:value-type="string">
            <text:p>k39</text:p>
          </table:table-cell>
          <table:table-cell table:formula="of:= IF( ISNUMBER(SEARCH( &quot;namsol&quot;; [.$A7] )); &quot;&quot;; SUBSTITUTE( SUBSTITUTE(SUBSTITUTE( [.H7]; &quot;'&quot;; &quot;&quot; ); &quot; &quot;; &quot;&quot; ); &quot;/)&quot;; &quot;&quot; ) )" office:value-type="string" office:string-value="k40" calcext:value-type="string">
            <text:p>k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k41 <text:s/>'</text:p>
          </table:table-cell>
          <table:table-cell office:value-type="string" calcext:value-type="string">
            <text:p>'ca40 '</text:p>
          </table:table-cell>
          <table:table-cell office:value-type="string" calcext:value-type="string">
            <text:p>'ca42 '</text:p>
          </table:table-cell>
          <table:table-cell office:value-type="string" calcext:value-type="string">
            <text:p>'ca43 '</text:p>
          </table:table-cell>
          <table:table-cell office:value-type="string" calcext:value-type="string">
            <text:p>'ca44 '</text:p>
          </table:table-cell>
          <table:table-cell office:value-type="string" calcext:value-type="string">
            <text:p>'ca46 '</text:p>
          </table:table-cell>
          <table:table-cell office:value-type="string" calcext:value-type="string">
            <text:p>'ca48 '</text:p>
          </table:table-cell>
          <table:table-cell office:value-type="string" calcext:value-type="string">
            <text:p>'sc45 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8] )); &quot;&quot;; SUBSTITUTE( SUBSTITUTE(SUBSTITUTE( [.A8]; &quot;'&quot;; &quot;&quot; ); &quot; &quot;; &quot;&quot; ); &quot;/)&quot;; &quot;&quot; ) )" office:value-type="string" office:string-value="k41" calcext:value-type="string">
            <text:p>k41</text:p>
          </table:table-cell>
          <table:table-cell table:formula="of:= IF( ISNUMBER(SEARCH( &quot;namsol&quot;; [.$A8] )); &quot;&quot;; SUBSTITUTE( SUBSTITUTE(SUBSTITUTE( [.B8]; &quot;'&quot;; &quot;&quot; ); &quot; &quot;; &quot;&quot; ); &quot;/)&quot;; &quot;&quot; ) )" office:value-type="string" office:string-value="ca40" calcext:value-type="string">
            <text:p>ca40</text:p>
          </table:table-cell>
          <table:table-cell table:formula="of:= IF( ISNUMBER(SEARCH( &quot;namsol&quot;; [.$A8] )); &quot;&quot;; SUBSTITUTE( SUBSTITUTE(SUBSTITUTE( [.C8]; &quot;'&quot;; &quot;&quot; ); &quot; &quot;; &quot;&quot; ); &quot;/)&quot;; &quot;&quot; ) )" office:value-type="string" office:string-value="ca42" calcext:value-type="string">
            <text:p>ca42</text:p>
          </table:table-cell>
          <table:table-cell table:formula="of:= IF( ISNUMBER(SEARCH( &quot;namsol&quot;; [.$A8] )); &quot;&quot;; SUBSTITUTE( SUBSTITUTE(SUBSTITUTE( [.D8]; &quot;'&quot;; &quot;&quot; ); &quot; &quot;; &quot;&quot; ); &quot;/)&quot;; &quot;&quot; ) )" office:value-type="string" office:string-value="ca43" calcext:value-type="string">
            <text:p>ca43</text:p>
          </table:table-cell>
          <table:table-cell table:formula="of:= IF( ISNUMBER(SEARCH( &quot;namsol&quot;; [.$A8] )); &quot;&quot;; SUBSTITUTE( SUBSTITUTE(SUBSTITUTE( [.E8]; &quot;'&quot;; &quot;&quot; ); &quot; &quot;; &quot;&quot; ); &quot;/)&quot;; &quot;&quot; ) )" office:value-type="string" office:string-value="ca44" calcext:value-type="string">
            <text:p>ca44</text:p>
          </table:table-cell>
          <table:table-cell table:formula="of:= IF( ISNUMBER(SEARCH( &quot;namsol&quot;; [.$A8] )); &quot;&quot;; SUBSTITUTE( SUBSTITUTE(SUBSTITUTE( [.F8]; &quot;'&quot;; &quot;&quot; ); &quot; &quot;; &quot;&quot; ); &quot;/)&quot;; &quot;&quot; ) )" office:value-type="string" office:string-value="ca46" calcext:value-type="string">
            <text:p>ca46</text:p>
          </table:table-cell>
          <table:table-cell table:formula="of:= IF( ISNUMBER(SEARCH( &quot;namsol&quot;; [.$A8] )); &quot;&quot;; SUBSTITUTE( SUBSTITUTE(SUBSTITUTE( [.G8]; &quot;'&quot;; &quot;&quot; ); &quot; &quot;; &quot;&quot; ); &quot;/)&quot;; &quot;&quot; ) )" office:value-type="string" office:string-value="ca48" calcext:value-type="string">
            <text:p>ca48</text:p>
          </table:table-cell>
          <table:table-cell table:formula="of:= IF( ISNUMBER(SEARCH( &quot;namsol&quot;; [.$A8] )); &quot;&quot;; SUBSTITUTE( SUBSTITUTE(SUBSTITUTE( [.H8]; &quot;'&quot;; &quot;&quot; ); &quot; &quot;; &quot;&quot; ); &quot;/)&quot;; &quot;&quot; ) )" office:value-type="string" office:string-value="sc45" calcext:value-type="string">
            <text:p>sc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ti46 '</text:p>
          </table:table-cell>
          <table:table-cell office:value-type="string" calcext:value-type="string">
            <text:p>'ti47 '</text:p>
          </table:table-cell>
          <table:table-cell office:value-type="string" calcext:value-type="string">
            <text:p>'ti48 '</text:p>
          </table:table-cell>
          <table:table-cell office:value-type="string" calcext:value-type="string">
            <text:p>'ti49 '</text:p>
          </table:table-cell>
          <table:table-cell office:value-type="string" calcext:value-type="string">
            <text:p>'ti50 '</text:p>
          </table:table-cell>
          <table:table-cell office:value-type="string" calcext:value-type="string">
            <text:p>'v50 <text:s/>'</text:p>
          </table:table-cell>
          <table:table-cell office:value-type="string" calcext:value-type="string">
            <text:p>'v51 <text:s/>'</text:p>
          </table:table-cell>
          <table:table-cell office:value-type="string" calcext:value-type="string">
            <text:p>'cr50 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9] )); &quot;&quot;; SUBSTITUTE( SUBSTITUTE(SUBSTITUTE( [.A9]; &quot;'&quot;; &quot;&quot; ); &quot; &quot;; &quot;&quot; ); &quot;/)&quot;; &quot;&quot; ) )" office:value-type="string" office:string-value="ti46" calcext:value-type="string">
            <text:p>ti46</text:p>
          </table:table-cell>
          <table:table-cell table:formula="of:= IF( ISNUMBER(SEARCH( &quot;namsol&quot;; [.$A9] )); &quot;&quot;; SUBSTITUTE( SUBSTITUTE(SUBSTITUTE( [.B9]; &quot;'&quot;; &quot;&quot; ); &quot; &quot;; &quot;&quot; ); &quot;/)&quot;; &quot;&quot; ) )" office:value-type="string" office:string-value="ti47" calcext:value-type="string">
            <text:p>ti47</text:p>
          </table:table-cell>
          <table:table-cell table:formula="of:= IF( ISNUMBER(SEARCH( &quot;namsol&quot;; [.$A9] )); &quot;&quot;; SUBSTITUTE( SUBSTITUTE(SUBSTITUTE( [.C9]; &quot;'&quot;; &quot;&quot; ); &quot; &quot;; &quot;&quot; ); &quot;/)&quot;; &quot;&quot; ) )" office:value-type="string" office:string-value="ti48" calcext:value-type="string">
            <text:p>ti48</text:p>
          </table:table-cell>
          <table:table-cell table:formula="of:= IF( ISNUMBER(SEARCH( &quot;namsol&quot;; [.$A9] )); &quot;&quot;; SUBSTITUTE( SUBSTITUTE(SUBSTITUTE( [.D9]; &quot;'&quot;; &quot;&quot; ); &quot; &quot;; &quot;&quot; ); &quot;/)&quot;; &quot;&quot; ) )" office:value-type="string" office:string-value="ti49" calcext:value-type="string">
            <text:p>ti49</text:p>
          </table:table-cell>
          <table:table-cell table:formula="of:= IF( ISNUMBER(SEARCH( &quot;namsol&quot;; [.$A9] )); &quot;&quot;; SUBSTITUTE( SUBSTITUTE(SUBSTITUTE( [.E9]; &quot;'&quot;; &quot;&quot; ); &quot; &quot;; &quot;&quot; ); &quot;/)&quot;; &quot;&quot; ) )" office:value-type="string" office:string-value="ti50" calcext:value-type="string">
            <text:p>ti50</text:p>
          </table:table-cell>
          <table:table-cell table:formula="of:= IF( ISNUMBER(SEARCH( &quot;namsol&quot;; [.$A9] )); &quot;&quot;; SUBSTITUTE( SUBSTITUTE(SUBSTITUTE( [.F9]; &quot;'&quot;; &quot;&quot; ); &quot; &quot;; &quot;&quot; ); &quot;/)&quot;; &quot;&quot; ) )" office:value-type="string" office:string-value="v50" calcext:value-type="string">
            <text:p>v50</text:p>
          </table:table-cell>
          <table:table-cell table:formula="of:= IF( ISNUMBER(SEARCH( &quot;namsol&quot;; [.$A9] )); &quot;&quot;; SUBSTITUTE( SUBSTITUTE(SUBSTITUTE( [.G9]; &quot;'&quot;; &quot;&quot; ); &quot; &quot;; &quot;&quot; ); &quot;/)&quot;; &quot;&quot; ) )" office:value-type="string" office:string-value="v51" calcext:value-type="string">
            <text:p>v51</text:p>
          </table:table-cell>
          <table:table-cell table:formula="of:= IF( ISNUMBER(SEARCH( &quot;namsol&quot;; [.$A9] )); &quot;&quot;; SUBSTITUTE( SUBSTITUTE(SUBSTITUTE( [.H9]; &quot;'&quot;; &quot;&quot; ); &quot; &quot;; &quot;&quot; ); &quot;/)&quot;; &quot;&quot; ) )" office:value-type="string" office:string-value="cr50" calcext:value-type="string">
            <text:p>cr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cr52 '</text:p>
          </table:table-cell>
          <table:table-cell office:value-type="string" calcext:value-type="string">
            <text:p>'cr53 '</text:p>
          </table:table-cell>
          <table:table-cell office:value-type="string" calcext:value-type="string">
            <text:p>'cr54 '</text:p>
          </table:table-cell>
          <table:table-cell office:value-type="string" calcext:value-type="string">
            <text:p>'mn55 '</text:p>
          </table:table-cell>
          <table:table-cell office:value-type="string" calcext:value-type="string">
            <text:p>'fe54 '</text:p>
          </table:table-cell>
          <table:table-cell office:value-type="string" calcext:value-type="string">
            <text:p>'fe56 '</text:p>
          </table:table-cell>
          <table:table-cell office:value-type="string" calcext:value-type="string">
            <text:p>'fe57 '</text:p>
          </table:table-cell>
          <table:table-cell office:value-type="string" calcext:value-type="string">
            <text:p>'fe58 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10] )); &quot;&quot;; SUBSTITUTE( SUBSTITUTE(SUBSTITUTE( [.A10]; &quot;'&quot;; &quot;&quot; ); &quot; &quot;; &quot;&quot; ); &quot;/)&quot;; &quot;&quot; ) )" office:value-type="string" office:string-value="cr52" calcext:value-type="string">
            <text:p>cr52</text:p>
          </table:table-cell>
          <table:table-cell table:formula="of:= IF( ISNUMBER(SEARCH( &quot;namsol&quot;; [.$A10] )); &quot;&quot;; SUBSTITUTE( SUBSTITUTE(SUBSTITUTE( [.B10]; &quot;'&quot;; &quot;&quot; ); &quot; &quot;; &quot;&quot; ); &quot;/)&quot;; &quot;&quot; ) )" office:value-type="string" office:string-value="cr53" calcext:value-type="string">
            <text:p>cr53</text:p>
          </table:table-cell>
          <table:table-cell table:formula="of:= IF( ISNUMBER(SEARCH( &quot;namsol&quot;; [.$A10] )); &quot;&quot;; SUBSTITUTE( SUBSTITUTE(SUBSTITUTE( [.C10]; &quot;'&quot;; &quot;&quot; ); &quot; &quot;; &quot;&quot; ); &quot;/)&quot;; &quot;&quot; ) )" office:value-type="string" office:string-value="cr54" calcext:value-type="string">
            <text:p>cr54</text:p>
          </table:table-cell>
          <table:table-cell table:formula="of:= IF( ISNUMBER(SEARCH( &quot;namsol&quot;; [.$A10] )); &quot;&quot;; SUBSTITUTE( SUBSTITUTE(SUBSTITUTE( [.D10]; &quot;'&quot;; &quot;&quot; ); &quot; &quot;; &quot;&quot; ); &quot;/)&quot;; &quot;&quot; ) )" office:value-type="string" office:string-value="mn55" calcext:value-type="string">
            <text:p>mn55</text:p>
          </table:table-cell>
          <table:table-cell table:formula="of:= IF( ISNUMBER(SEARCH( &quot;namsol&quot;; [.$A10] )); &quot;&quot;; SUBSTITUTE( SUBSTITUTE(SUBSTITUTE( [.E10]; &quot;'&quot;; &quot;&quot; ); &quot; &quot;; &quot;&quot; ); &quot;/)&quot;; &quot;&quot; ) )" office:value-type="string" office:string-value="fe54" calcext:value-type="string">
            <text:p>fe54</text:p>
          </table:table-cell>
          <table:table-cell table:formula="of:= IF( ISNUMBER(SEARCH( &quot;namsol&quot;; [.$A10] )); &quot;&quot;; SUBSTITUTE( SUBSTITUTE(SUBSTITUTE( [.F10]; &quot;'&quot;; &quot;&quot; ); &quot; &quot;; &quot;&quot; ); &quot;/)&quot;; &quot;&quot; ) )" office:value-type="string" office:string-value="fe56" calcext:value-type="string">
            <text:p>fe56</text:p>
          </table:table-cell>
          <table:table-cell table:formula="of:= IF( ISNUMBER(SEARCH( &quot;namsol&quot;; [.$A10] )); &quot;&quot;; SUBSTITUTE( SUBSTITUTE(SUBSTITUTE( [.G10]; &quot;'&quot;; &quot;&quot; ); &quot; &quot;; &quot;&quot; ); &quot;/)&quot;; &quot;&quot; ) )" office:value-type="string" office:string-value="fe57" calcext:value-type="string">
            <text:p>fe57</text:p>
          </table:table-cell>
          <table:table-cell table:formula="of:= IF( ISNUMBER(SEARCH( &quot;namsol&quot;; [.$A10] )); &quot;&quot;; SUBSTITUTE( SUBSTITUTE(SUBSTITUTE( [.H10]; &quot;'&quot;; &quot;&quot; ); &quot; &quot;; &quot;&quot; ); &quot;/)&quot;; &quot;&quot; ) )" office:value-type="string" office:string-value="fe58" calcext:value-type="string">
            <text:p>fe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co59 '</text:p>
          </table:table-cell>
          <table:table-cell office:value-type="string" calcext:value-type="string">
            <text:p>'ni58 '</text:p>
          </table:table-cell>
          <table:table-cell office:value-type="string" calcext:value-type="string">
            <text:p>'ni60 '</text:p>
          </table:table-cell>
          <table:table-cell office:value-type="string" calcext:value-type="string">
            <text:p>'ni61 '</text:p>
          </table:table-cell>
          <table:table-cell office:value-type="string" calcext:value-type="string">
            <text:p>'ni62 '</text:p>
          </table:table-cell>
          <table:table-cell office:value-type="string" calcext:value-type="string">
            <text:p>'ni64 '</text:p>
          </table:table-cell>
          <table:table-cell office:value-type="string" calcext:value-type="string">
            <text:p>'cu63 '</text:p>
          </table:table-cell>
          <table:table-cell office:value-type="string" calcext:value-type="string">
            <text:p>'cu65 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11] )); &quot;&quot;; SUBSTITUTE( SUBSTITUTE(SUBSTITUTE( [.A11]; &quot;'&quot;; &quot;&quot; ); &quot; &quot;; &quot;&quot; ); &quot;/)&quot;; &quot;&quot; ) )" office:value-type="string" office:string-value="co59" calcext:value-type="string">
            <text:p>co59</text:p>
          </table:table-cell>
          <table:table-cell table:formula="of:= IF( ISNUMBER(SEARCH( &quot;namsol&quot;; [.$A11] )); &quot;&quot;; SUBSTITUTE( SUBSTITUTE(SUBSTITUTE( [.B11]; &quot;'&quot;; &quot;&quot; ); &quot; &quot;; &quot;&quot; ); &quot;/)&quot;; &quot;&quot; ) )" office:value-type="string" office:string-value="ni58" calcext:value-type="string">
            <text:p>ni58</text:p>
          </table:table-cell>
          <table:table-cell table:formula="of:= IF( ISNUMBER(SEARCH( &quot;namsol&quot;; [.$A11] )); &quot;&quot;; SUBSTITUTE( SUBSTITUTE(SUBSTITUTE( [.C11]; &quot;'&quot;; &quot;&quot; ); &quot; &quot;; &quot;&quot; ); &quot;/)&quot;; &quot;&quot; ) )" office:value-type="string" office:string-value="ni60" calcext:value-type="string">
            <text:p>ni60</text:p>
          </table:table-cell>
          <table:table-cell table:formula="of:= IF( ISNUMBER(SEARCH( &quot;namsol&quot;; [.$A11] )); &quot;&quot;; SUBSTITUTE( SUBSTITUTE(SUBSTITUTE( [.D11]; &quot;'&quot;; &quot;&quot; ); &quot; &quot;; &quot;&quot; ); &quot;/)&quot;; &quot;&quot; ) )" office:value-type="string" office:string-value="ni61" calcext:value-type="string">
            <text:p>ni61</text:p>
          </table:table-cell>
          <table:table-cell table:formula="of:= IF( ISNUMBER(SEARCH( &quot;namsol&quot;; [.$A11] )); &quot;&quot;; SUBSTITUTE( SUBSTITUTE(SUBSTITUTE( [.E11]; &quot;'&quot;; &quot;&quot; ); &quot; &quot;; &quot;&quot; ); &quot;/)&quot;; &quot;&quot; ) )" office:value-type="string" office:string-value="ni62" calcext:value-type="string">
            <text:p>ni62</text:p>
          </table:table-cell>
          <table:table-cell table:formula="of:= IF( ISNUMBER(SEARCH( &quot;namsol&quot;; [.$A11] )); &quot;&quot;; SUBSTITUTE( SUBSTITUTE(SUBSTITUTE( [.F11]; &quot;'&quot;; &quot;&quot; ); &quot; &quot;; &quot;&quot; ); &quot;/)&quot;; &quot;&quot; ) )" office:value-type="string" office:string-value="ni64" calcext:value-type="string">
            <text:p>ni64</text:p>
          </table:table-cell>
          <table:table-cell table:formula="of:= IF( ISNUMBER(SEARCH( &quot;namsol&quot;; [.$A11] )); &quot;&quot;; SUBSTITUTE( SUBSTITUTE(SUBSTITUTE( [.G11]; &quot;'&quot;; &quot;&quot; ); &quot; &quot;; &quot;&quot; ); &quot;/)&quot;; &quot;&quot; ) )" office:value-type="string" office:string-value="cu63" calcext:value-type="string">
            <text:p>cu63</text:p>
          </table:table-cell>
          <table:table-cell table:formula="of:= IF( ISNUMBER(SEARCH( &quot;namsol&quot;; [.$A11] )); &quot;&quot;; SUBSTITUTE( SUBSTITUTE(SUBSTITUTE( [.H11]; &quot;'&quot;; &quot;&quot; ); &quot; &quot;; &quot;&quot; ); &quot;/)&quot;; &quot;&quot; ) )" office:value-type="string" office:string-value="cu65" calcext:value-type="string">
            <text:p>cu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zn64 '</text:p>
          </table:table-cell>
          <table:table-cell office:value-type="string" calcext:value-type="string">
            <text:p>'zn66 '</text:p>
          </table:table-cell>
          <table:table-cell office:value-type="string" calcext:value-type="string">
            <text:p>'zn67 '</text:p>
          </table:table-cell>
          <table:table-cell office:value-type="string" calcext:value-type="string">
            <text:p>'zn68 '</text:p>
          </table:table-cell>
          <table:table-cell office:value-type="string" calcext:value-type="string">
            <text:p>'zn70 '</text:p>
          </table:table-cell>
          <table:table-cell office:value-type="string" calcext:value-type="string">
            <text:p>'ga69 '</text:p>
          </table:table-cell>
          <table:table-cell office:value-type="string" calcext:value-type="string">
            <text:p>'ga71 '</text:p>
          </table:table-cell>
          <table:table-cell office:value-type="string" calcext:value-type="string">
            <text:p>'ge70 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12] )); &quot;&quot;; SUBSTITUTE( SUBSTITUTE(SUBSTITUTE( [.A12]; &quot;'&quot;; &quot;&quot; ); &quot; &quot;; &quot;&quot; ); &quot;/)&quot;; &quot;&quot; ) )" office:value-type="string" office:string-value="zn64" calcext:value-type="string">
            <text:p>zn64</text:p>
          </table:table-cell>
          <table:table-cell table:formula="of:= IF( ISNUMBER(SEARCH( &quot;namsol&quot;; [.$A12] )); &quot;&quot;; SUBSTITUTE( SUBSTITUTE(SUBSTITUTE( [.B12]; &quot;'&quot;; &quot;&quot; ); &quot; &quot;; &quot;&quot; ); &quot;/)&quot;; &quot;&quot; ) )" office:value-type="string" office:string-value="zn66" calcext:value-type="string">
            <text:p>zn66</text:p>
          </table:table-cell>
          <table:table-cell table:formula="of:= IF( ISNUMBER(SEARCH( &quot;namsol&quot;; [.$A12] )); &quot;&quot;; SUBSTITUTE( SUBSTITUTE(SUBSTITUTE( [.C12]; &quot;'&quot;; &quot;&quot; ); &quot; &quot;; &quot;&quot; ); &quot;/)&quot;; &quot;&quot; ) )" office:value-type="string" office:string-value="zn67" calcext:value-type="string">
            <text:p>zn67</text:p>
          </table:table-cell>
          <table:table-cell table:formula="of:= IF( ISNUMBER(SEARCH( &quot;namsol&quot;; [.$A12] )); &quot;&quot;; SUBSTITUTE( SUBSTITUTE(SUBSTITUTE( [.D12]; &quot;'&quot;; &quot;&quot; ); &quot; &quot;; &quot;&quot; ); &quot;/)&quot;; &quot;&quot; ) )" office:value-type="string" office:string-value="zn68" calcext:value-type="string">
            <text:p>zn68</text:p>
          </table:table-cell>
          <table:table-cell table:formula="of:= IF( ISNUMBER(SEARCH( &quot;namsol&quot;; [.$A12] )); &quot;&quot;; SUBSTITUTE( SUBSTITUTE(SUBSTITUTE( [.E12]; &quot;'&quot;; &quot;&quot; ); &quot; &quot;; &quot;&quot; ); &quot;/)&quot;; &quot;&quot; ) )" office:value-type="string" office:string-value="zn70" calcext:value-type="string">
            <text:p>zn70</text:p>
          </table:table-cell>
          <table:table-cell table:formula="of:= IF( ISNUMBER(SEARCH( &quot;namsol&quot;; [.$A12] )); &quot;&quot;; SUBSTITUTE( SUBSTITUTE(SUBSTITUTE( [.F12]; &quot;'&quot;; &quot;&quot; ); &quot; &quot;; &quot;&quot; ); &quot;/)&quot;; &quot;&quot; ) )" office:value-type="string" office:string-value="ga69" calcext:value-type="string">
            <text:p>ga69</text:p>
          </table:table-cell>
          <table:table-cell table:formula="of:= IF( ISNUMBER(SEARCH( &quot;namsol&quot;; [.$A12] )); &quot;&quot;; SUBSTITUTE( SUBSTITUTE(SUBSTITUTE( [.G12]; &quot;'&quot;; &quot;&quot; ); &quot; &quot;; &quot;&quot; ); &quot;/)&quot;; &quot;&quot; ) )" office:value-type="string" office:string-value="ga71" calcext:value-type="string">
            <text:p>ga71</text:p>
          </table:table-cell>
          <table:table-cell table:formula="of:= IF( ISNUMBER(SEARCH( &quot;namsol&quot;; [.$A12] )); &quot;&quot;; SUBSTITUTE( SUBSTITUTE(SUBSTITUTE( [.H12]; &quot;'&quot;; &quot;&quot; ); &quot; &quot;; &quot;&quot; ); &quot;/)&quot;; &quot;&quot; ) )" office:value-type="string" office:string-value="ge70" calcext:value-type="string">
            <text:p>ge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ge72 '</text:p>
          </table:table-cell>
          <table:table-cell office:value-type="string" calcext:value-type="string">
            <text:p>'ge73 '</text:p>
          </table:table-cell>
          <table:table-cell office:value-type="string" calcext:value-type="string">
            <text:p>'ge74 '</text:p>
          </table:table-cell>
          <table:table-cell office:value-type="string" calcext:value-type="string">
            <text:p>'ge76 '</text:p>
          </table:table-cell>
          <table:table-cell office:value-type="string" calcext:value-type="string">
            <text:p>'as75 '</text:p>
          </table:table-cell>
          <table:table-cell office:value-type="string" calcext:value-type="string">
            <text:p>'se74 '</text:p>
          </table:table-cell>
          <table:table-cell office:value-type="string" calcext:value-type="string">
            <text:p>'se76 '</text:p>
          </table:table-cell>
          <table:table-cell office:value-type="string" calcext:value-type="string">
            <text:p>'se77 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13] )); &quot;&quot;; SUBSTITUTE( SUBSTITUTE(SUBSTITUTE( [.A13]; &quot;'&quot;; &quot;&quot; ); &quot; &quot;; &quot;&quot; ); &quot;/)&quot;; &quot;&quot; ) )" office:value-type="string" office:string-value="ge72" calcext:value-type="string">
            <text:p>ge72</text:p>
          </table:table-cell>
          <table:table-cell table:formula="of:= IF( ISNUMBER(SEARCH( &quot;namsol&quot;; [.$A13] )); &quot;&quot;; SUBSTITUTE( SUBSTITUTE(SUBSTITUTE( [.B13]; &quot;'&quot;; &quot;&quot; ); &quot; &quot;; &quot;&quot; ); &quot;/)&quot;; &quot;&quot; ) )" office:value-type="string" office:string-value="ge73" calcext:value-type="string">
            <text:p>ge73</text:p>
          </table:table-cell>
          <table:table-cell table:formula="of:= IF( ISNUMBER(SEARCH( &quot;namsol&quot;; [.$A13] )); &quot;&quot;; SUBSTITUTE( SUBSTITUTE(SUBSTITUTE( [.C13]; &quot;'&quot;; &quot;&quot; ); &quot; &quot;; &quot;&quot; ); &quot;/)&quot;; &quot;&quot; ) )" office:value-type="string" office:string-value="ge74" calcext:value-type="string">
            <text:p>ge74</text:p>
          </table:table-cell>
          <table:table-cell table:formula="of:= IF( ISNUMBER(SEARCH( &quot;namsol&quot;; [.$A13] )); &quot;&quot;; SUBSTITUTE( SUBSTITUTE(SUBSTITUTE( [.D13]; &quot;'&quot;; &quot;&quot; ); &quot; &quot;; &quot;&quot; ); &quot;/)&quot;; &quot;&quot; ) )" office:value-type="string" office:string-value="ge76" calcext:value-type="string">
            <text:p>ge76</text:p>
          </table:table-cell>
          <table:table-cell table:formula="of:= IF( ISNUMBER(SEARCH( &quot;namsol&quot;; [.$A13] )); &quot;&quot;; SUBSTITUTE( SUBSTITUTE(SUBSTITUTE( [.E13]; &quot;'&quot;; &quot;&quot; ); &quot; &quot;; &quot;&quot; ); &quot;/)&quot;; &quot;&quot; ) )" office:value-type="string" office:string-value="as75" calcext:value-type="string">
            <text:p>as75</text:p>
          </table:table-cell>
          <table:table-cell table:formula="of:= IF( ISNUMBER(SEARCH( &quot;namsol&quot;; [.$A13] )); &quot;&quot;; SUBSTITUTE( SUBSTITUTE(SUBSTITUTE( [.F13]; &quot;'&quot;; &quot;&quot; ); &quot; &quot;; &quot;&quot; ); &quot;/)&quot;; &quot;&quot; ) )" office:value-type="string" office:string-value="se74" calcext:value-type="string">
            <text:p>se74</text:p>
          </table:table-cell>
          <table:table-cell table:formula="of:= IF( ISNUMBER(SEARCH( &quot;namsol&quot;; [.$A13] )); &quot;&quot;; SUBSTITUTE( SUBSTITUTE(SUBSTITUTE( [.G13]; &quot;'&quot;; &quot;&quot; ); &quot; &quot;; &quot;&quot; ); &quot;/)&quot;; &quot;&quot; ) )" office:value-type="string" office:string-value="se76" calcext:value-type="string">
            <text:p>se76</text:p>
          </table:table-cell>
          <table:table-cell table:formula="of:= IF( ISNUMBER(SEARCH( &quot;namsol&quot;; [.$A13] )); &quot;&quot;; SUBSTITUTE( SUBSTITUTE(SUBSTITUTE( [.H13]; &quot;'&quot;; &quot;&quot; ); &quot; &quot;; &quot;&quot; ); &quot;/)&quot;; &quot;&quot; ) )" office:value-type="string" office:string-value="se77" calcext:value-type="string">
            <text:p>se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se78 '</text:p>
          </table:table-cell>
          <table:table-cell office:value-type="string" calcext:value-type="string">
            <text:p>'se80 '</text:p>
          </table:table-cell>
          <table:table-cell office:value-type="string" calcext:value-type="string">
            <text:p>'se82 '</text:p>
          </table:table-cell>
          <table:table-cell office:value-type="string" calcext:value-type="string">
            <text:p>'br79 '</text:p>
          </table:table-cell>
          <table:table-cell office:value-type="string" calcext:value-type="string">
            <text:p>'br81 '</text:p>
          </table:table-cell>
          <table:table-cell office:value-type="string" calcext:value-type="string">
            <text:p>'kr78 '</text:p>
          </table:table-cell>
          <table:table-cell office:value-type="string" calcext:value-type="string">
            <text:p>'kr80 '</text:p>
          </table:table-cell>
          <table:table-cell office:value-type="string" calcext:value-type="string">
            <text:p>'kr82 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14] )); &quot;&quot;; SUBSTITUTE( SUBSTITUTE(SUBSTITUTE( [.A14]; &quot;'&quot;; &quot;&quot; ); &quot; &quot;; &quot;&quot; ); &quot;/)&quot;; &quot;&quot; ) )" office:value-type="string" office:string-value="se78" calcext:value-type="string">
            <text:p>se78</text:p>
          </table:table-cell>
          <table:table-cell table:formula="of:= IF( ISNUMBER(SEARCH( &quot;namsol&quot;; [.$A14] )); &quot;&quot;; SUBSTITUTE( SUBSTITUTE(SUBSTITUTE( [.B14]; &quot;'&quot;; &quot;&quot; ); &quot; &quot;; &quot;&quot; ); &quot;/)&quot;; &quot;&quot; ) )" office:value-type="string" office:string-value="se80" calcext:value-type="string">
            <text:p>se80</text:p>
          </table:table-cell>
          <table:table-cell table:formula="of:= IF( ISNUMBER(SEARCH( &quot;namsol&quot;; [.$A14] )); &quot;&quot;; SUBSTITUTE( SUBSTITUTE(SUBSTITUTE( [.C14]; &quot;'&quot;; &quot;&quot; ); &quot; &quot;; &quot;&quot; ); &quot;/)&quot;; &quot;&quot; ) )" office:value-type="string" office:string-value="se82" calcext:value-type="string">
            <text:p>se82</text:p>
          </table:table-cell>
          <table:table-cell table:formula="of:= IF( ISNUMBER(SEARCH( &quot;namsol&quot;; [.$A14] )); &quot;&quot;; SUBSTITUTE( SUBSTITUTE(SUBSTITUTE( [.D14]; &quot;'&quot;; &quot;&quot; ); &quot; &quot;; &quot;&quot; ); &quot;/)&quot;; &quot;&quot; ) )" office:value-type="string" office:string-value="br79" calcext:value-type="string">
            <text:p>br79</text:p>
          </table:table-cell>
          <table:table-cell table:formula="of:= IF( ISNUMBER(SEARCH( &quot;namsol&quot;; [.$A14] )); &quot;&quot;; SUBSTITUTE( SUBSTITUTE(SUBSTITUTE( [.E14]; &quot;'&quot;; &quot;&quot; ); &quot; &quot;; &quot;&quot; ); &quot;/)&quot;; &quot;&quot; ) )" office:value-type="string" office:string-value="br81" calcext:value-type="string">
            <text:p>br81</text:p>
          </table:table-cell>
          <table:table-cell table:formula="of:= IF( ISNUMBER(SEARCH( &quot;namsol&quot;; [.$A14] )); &quot;&quot;; SUBSTITUTE( SUBSTITUTE(SUBSTITUTE( [.F14]; &quot;'&quot;; &quot;&quot; ); &quot; &quot;; &quot;&quot; ); &quot;/)&quot;; &quot;&quot; ) )" office:value-type="string" office:string-value="kr78" calcext:value-type="string">
            <text:p>kr78</text:p>
          </table:table-cell>
          <table:table-cell table:formula="of:= IF( ISNUMBER(SEARCH( &quot;namsol&quot;; [.$A14] )); &quot;&quot;; SUBSTITUTE( SUBSTITUTE(SUBSTITUTE( [.G14]; &quot;'&quot;; &quot;&quot; ); &quot; &quot;; &quot;&quot; ); &quot;/)&quot;; &quot;&quot; ) )" office:value-type="string" office:string-value="kr80" calcext:value-type="string">
            <text:p>kr80</text:p>
          </table:table-cell>
          <table:table-cell table:formula="of:= IF( ISNUMBER(SEARCH( &quot;namsol&quot;; [.$A14] )); &quot;&quot;; SUBSTITUTE( SUBSTITUTE(SUBSTITUTE( [.H14]; &quot;'&quot;; &quot;&quot; ); &quot; &quot;; &quot;&quot; ); &quot;/)&quot;; &quot;&quot; ) )" office:value-type="string" office:string-value="kr82" calcext:value-type="string">
            <text:p>kr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kr83 '</text:p>
          </table:table-cell>
          <table:table-cell office:value-type="string" calcext:value-type="string">
            <text:p>'kr84 '</text:p>
          </table:table-cell>
          <table:table-cell office:value-type="string" calcext:value-type="string">
            <text:p>'kr86 '</text:p>
          </table:table-cell>
          <table:table-cell office:value-type="string" calcext:value-type="string">
            <text:p>'rb85 '</text:p>
          </table:table-cell>
          <table:table-cell office:value-type="string" calcext:value-type="string">
            <text:p>'rb87 '</text:p>
          </table:table-cell>
          <table:table-cell office:value-type="string" calcext:value-type="string">
            <text:p>'sr84 '</text:p>
          </table:table-cell>
          <table:table-cell office:value-type="string" calcext:value-type="string">
            <text:p>'sr86 '</text:p>
          </table:table-cell>
          <table:table-cell office:value-type="string" calcext:value-type="string">
            <text:p>'sr87 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15] )); &quot;&quot;; SUBSTITUTE( SUBSTITUTE(SUBSTITUTE( [.A15]; &quot;'&quot;; &quot;&quot; ); &quot; &quot;; &quot;&quot; ); &quot;/)&quot;; &quot;&quot; ) )" office:value-type="string" office:string-value="kr83" calcext:value-type="string">
            <text:p>kr83</text:p>
          </table:table-cell>
          <table:table-cell table:formula="of:= IF( ISNUMBER(SEARCH( &quot;namsol&quot;; [.$A15] )); &quot;&quot;; SUBSTITUTE( SUBSTITUTE(SUBSTITUTE( [.B15]; &quot;'&quot;; &quot;&quot; ); &quot; &quot;; &quot;&quot; ); &quot;/)&quot;; &quot;&quot; ) )" office:value-type="string" office:string-value="kr84" calcext:value-type="string">
            <text:p>kr84</text:p>
          </table:table-cell>
          <table:table-cell table:formula="of:= IF( ISNUMBER(SEARCH( &quot;namsol&quot;; [.$A15] )); &quot;&quot;; SUBSTITUTE( SUBSTITUTE(SUBSTITUTE( [.C15]; &quot;'&quot;; &quot;&quot; ); &quot; &quot;; &quot;&quot; ); &quot;/)&quot;; &quot;&quot; ) )" office:value-type="string" office:string-value="kr86" calcext:value-type="string">
            <text:p>kr86</text:p>
          </table:table-cell>
          <table:table-cell table:formula="of:= IF( ISNUMBER(SEARCH( &quot;namsol&quot;; [.$A15] )); &quot;&quot;; SUBSTITUTE( SUBSTITUTE(SUBSTITUTE( [.D15]; &quot;'&quot;; &quot;&quot; ); &quot; &quot;; &quot;&quot; ); &quot;/)&quot;; &quot;&quot; ) )" office:value-type="string" office:string-value="rb85" calcext:value-type="string">
            <text:p>rb85</text:p>
          </table:table-cell>
          <table:table-cell table:formula="of:= IF( ISNUMBER(SEARCH( &quot;namsol&quot;; [.$A15] )); &quot;&quot;; SUBSTITUTE( SUBSTITUTE(SUBSTITUTE( [.E15]; &quot;'&quot;; &quot;&quot; ); &quot; &quot;; &quot;&quot; ); &quot;/)&quot;; &quot;&quot; ) )" office:value-type="string" office:string-value="rb87" calcext:value-type="string">
            <text:p>rb87</text:p>
          </table:table-cell>
          <table:table-cell table:formula="of:= IF( ISNUMBER(SEARCH( &quot;namsol&quot;; [.$A15] )); &quot;&quot;; SUBSTITUTE( SUBSTITUTE(SUBSTITUTE( [.F15]; &quot;'&quot;; &quot;&quot; ); &quot; &quot;; &quot;&quot; ); &quot;/)&quot;; &quot;&quot; ) )" office:value-type="string" office:string-value="sr84" calcext:value-type="string">
            <text:p>sr84</text:p>
          </table:table-cell>
          <table:table-cell table:formula="of:= IF( ISNUMBER(SEARCH( &quot;namsol&quot;; [.$A15] )); &quot;&quot;; SUBSTITUTE( SUBSTITUTE(SUBSTITUTE( [.G15]; &quot;'&quot;; &quot;&quot; ); &quot; &quot;; &quot;&quot; ); &quot;/)&quot;; &quot;&quot; ) )" office:value-type="string" office:string-value="sr86" calcext:value-type="string">
            <text:p>sr86</text:p>
          </table:table-cell>
          <table:table-cell table:formula="of:= IF( ISNUMBER(SEARCH( &quot;namsol&quot;; [.$A15] )); &quot;&quot;; SUBSTITUTE( SUBSTITUTE(SUBSTITUTE( [.H15]; &quot;'&quot;; &quot;&quot; ); &quot; &quot;; &quot;&quot; ); &quot;/)&quot;; &quot;&quot; ) )" office:value-type="string" office:string-value="sr87" calcext:value-type="string">
            <text:p>sr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sr88 '</text:p>
          </table:table-cell>
          <table:table-cell office:value-type="string" calcext:value-type="string">
            <text:p>'y89 <text:s/>'</text:p>
          </table:table-cell>
          <table:table-cell office:value-type="string" calcext:value-type="string">
            <text:p>'zr90 '</text:p>
          </table:table-cell>
          <table:table-cell office:value-type="string" calcext:value-type="string">
            <text:p>'zr91 '</text:p>
          </table:table-cell>
          <table:table-cell office:value-type="string" calcext:value-type="string">
            <text:p>'zr92 '</text:p>
          </table:table-cell>
          <table:table-cell office:value-type="string" calcext:value-type="string">
            <text:p>'zr94 '</text:p>
          </table:table-cell>
          <table:table-cell office:value-type="string" calcext:value-type="string">
            <text:p>'zr96 '</text:p>
          </table:table-cell>
          <table:table-cell office:value-type="string" calcext:value-type="string">
            <text:p>'nb93 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16] )); &quot;&quot;; SUBSTITUTE( SUBSTITUTE(SUBSTITUTE( [.A16]; &quot;'&quot;; &quot;&quot; ); &quot; &quot;; &quot;&quot; ); &quot;/)&quot;; &quot;&quot; ) )" office:value-type="string" office:string-value="sr88" calcext:value-type="string">
            <text:p>sr88</text:p>
          </table:table-cell>
          <table:table-cell table:formula="of:= IF( ISNUMBER(SEARCH( &quot;namsol&quot;; [.$A16] )); &quot;&quot;; SUBSTITUTE( SUBSTITUTE(SUBSTITUTE( [.B16]; &quot;'&quot;; &quot;&quot; ); &quot; &quot;; &quot;&quot; ); &quot;/)&quot;; &quot;&quot; ) )" office:value-type="string" office:string-value="y89" calcext:value-type="string">
            <text:p>y89</text:p>
          </table:table-cell>
          <table:table-cell table:formula="of:= IF( ISNUMBER(SEARCH( &quot;namsol&quot;; [.$A16] )); &quot;&quot;; SUBSTITUTE( SUBSTITUTE(SUBSTITUTE( [.C16]; &quot;'&quot;; &quot;&quot; ); &quot; &quot;; &quot;&quot; ); &quot;/)&quot;; &quot;&quot; ) )" office:value-type="string" office:string-value="zr90" calcext:value-type="string">
            <text:p>zr90</text:p>
          </table:table-cell>
          <table:table-cell table:formula="of:= IF( ISNUMBER(SEARCH( &quot;namsol&quot;; [.$A16] )); &quot;&quot;; SUBSTITUTE( SUBSTITUTE(SUBSTITUTE( [.D16]; &quot;'&quot;; &quot;&quot; ); &quot; &quot;; &quot;&quot; ); &quot;/)&quot;; &quot;&quot; ) )" office:value-type="string" office:string-value="zr91" calcext:value-type="string">
            <text:p>zr91</text:p>
          </table:table-cell>
          <table:table-cell table:formula="of:= IF( ISNUMBER(SEARCH( &quot;namsol&quot;; [.$A16] )); &quot;&quot;; SUBSTITUTE( SUBSTITUTE(SUBSTITUTE( [.E16]; &quot;'&quot;; &quot;&quot; ); &quot; &quot;; &quot;&quot; ); &quot;/)&quot;; &quot;&quot; ) )" office:value-type="string" office:string-value="zr92" calcext:value-type="string">
            <text:p>zr92</text:p>
          </table:table-cell>
          <table:table-cell table:formula="of:= IF( ISNUMBER(SEARCH( &quot;namsol&quot;; [.$A16] )); &quot;&quot;; SUBSTITUTE( SUBSTITUTE(SUBSTITUTE( [.F16]; &quot;'&quot;; &quot;&quot; ); &quot; &quot;; &quot;&quot; ); &quot;/)&quot;; &quot;&quot; ) )" office:value-type="string" office:string-value="zr94" calcext:value-type="string">
            <text:p>zr94</text:p>
          </table:table-cell>
          <table:table-cell table:formula="of:= IF( ISNUMBER(SEARCH( &quot;namsol&quot;; [.$A16] )); &quot;&quot;; SUBSTITUTE( SUBSTITUTE(SUBSTITUTE( [.G16]; &quot;'&quot;; &quot;&quot; ); &quot; &quot;; &quot;&quot; ); &quot;/)&quot;; &quot;&quot; ) )" office:value-type="string" office:string-value="zr96" calcext:value-type="string">
            <text:p>zr96</text:p>
          </table:table-cell>
          <table:table-cell table:formula="of:= IF( ISNUMBER(SEARCH( &quot;namsol&quot;; [.$A16] )); &quot;&quot;; SUBSTITUTE( SUBSTITUTE(SUBSTITUTE( [.H16]; &quot;'&quot;; &quot;&quot; ); &quot; &quot;; &quot;&quot; ); &quot;/)&quot;; &quot;&quot; ) )" office:value-type="string" office:string-value="nb93" calcext:value-type="string">
            <text:p>nb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mo92 '</text:p>
          </table:table-cell>
          <table:table-cell office:value-type="string" calcext:value-type="string">
            <text:p>'mo94 '</text:p>
          </table:table-cell>
          <table:table-cell office:value-type="string" calcext:value-type="string">
            <text:p>'mo95 '</text:p>
          </table:table-cell>
          <table:table-cell office:value-type="string" calcext:value-type="string">
            <text:p>'mo96 '</text:p>
          </table:table-cell>
          <table:table-cell office:value-type="string" calcext:value-type="string">
            <text:p>'mo97 '</text:p>
          </table:table-cell>
          <table:table-cell office:value-type="string" calcext:value-type="string">
            <text:p>'mo98 '</text:p>
          </table:table-cell>
          <table:table-cell office:value-type="string" calcext:value-type="string">
            <text:p>'mo100'</text:p>
          </table:table-cell>
          <table:table-cell office:value-type="string" calcext:value-type="string">
            <text:p>'ru96 ' <text:s/>/)</text:p>
          </table:table-cell>
          <table:table-cell/>
          <table:table-cell table:formula="of:= IF( ISNUMBER(SEARCH( &quot;namsol&quot;; [.$A17] )); &quot;&quot;; SUBSTITUTE( SUBSTITUTE(SUBSTITUTE( [.A17]; &quot;'&quot;; &quot;&quot; ); &quot; &quot;; &quot;&quot; ); &quot;/)&quot;; &quot;&quot; ) )" office:value-type="string" office:string-value="mo92" calcext:value-type="string">
            <text:p>mo92</text:p>
          </table:table-cell>
          <table:table-cell table:formula="of:= IF( ISNUMBER(SEARCH( &quot;namsol&quot;; [.$A17] )); &quot;&quot;; SUBSTITUTE( SUBSTITUTE(SUBSTITUTE( [.B17]; &quot;'&quot;; &quot;&quot; ); &quot; &quot;; &quot;&quot; ); &quot;/)&quot;; &quot;&quot; ) )" office:value-type="string" office:string-value="mo94" calcext:value-type="string">
            <text:p>mo94</text:p>
          </table:table-cell>
          <table:table-cell table:formula="of:= IF( ISNUMBER(SEARCH( &quot;namsol&quot;; [.$A17] )); &quot;&quot;; SUBSTITUTE( SUBSTITUTE(SUBSTITUTE( [.C17]; &quot;'&quot;; &quot;&quot; ); &quot; &quot;; &quot;&quot; ); &quot;/)&quot;; &quot;&quot; ) )" office:value-type="string" office:string-value="mo95" calcext:value-type="string">
            <text:p>mo95</text:p>
          </table:table-cell>
          <table:table-cell table:formula="of:= IF( ISNUMBER(SEARCH( &quot;namsol&quot;; [.$A17] )); &quot;&quot;; SUBSTITUTE( SUBSTITUTE(SUBSTITUTE( [.D17]; &quot;'&quot;; &quot;&quot; ); &quot; &quot;; &quot;&quot; ); &quot;/)&quot;; &quot;&quot; ) )" office:value-type="string" office:string-value="mo96" calcext:value-type="string">
            <text:p>mo96</text:p>
          </table:table-cell>
          <table:table-cell table:formula="of:= IF( ISNUMBER(SEARCH( &quot;namsol&quot;; [.$A17] )); &quot;&quot;; SUBSTITUTE( SUBSTITUTE(SUBSTITUTE( [.E17]; &quot;'&quot;; &quot;&quot; ); &quot; &quot;; &quot;&quot; ); &quot;/)&quot;; &quot;&quot; ) )" office:value-type="string" office:string-value="mo97" calcext:value-type="string">
            <text:p>mo97</text:p>
          </table:table-cell>
          <table:table-cell table:formula="of:= IF( ISNUMBER(SEARCH( &quot;namsol&quot;; [.$A17] )); &quot;&quot;; SUBSTITUTE( SUBSTITUTE(SUBSTITUTE( [.F17]; &quot;'&quot;; &quot;&quot; ); &quot; &quot;; &quot;&quot; ); &quot;/)&quot;; &quot;&quot; ) )" office:value-type="string" office:string-value="mo98" calcext:value-type="string">
            <text:p>mo98</text:p>
          </table:table-cell>
          <table:table-cell table:formula="of:= IF( ISNUMBER(SEARCH( &quot;namsol&quot;; [.$A17] )); &quot;&quot;; SUBSTITUTE( SUBSTITUTE(SUBSTITUTE( [.G17]; &quot;'&quot;; &quot;&quot; ); &quot; &quot;; &quot;&quot; ); &quot;/)&quot;; &quot;&quot; ) )" office:value-type="string" office:string-value="mo100" calcext:value-type="string">
            <text:p>mo100</text:p>
          </table:table-cell>
          <table:table-cell table:formula="of:= IF( ISNUMBER(SEARCH( &quot;namsol&quot;; [.$A17] )); &quot;&quot;; SUBSTITUTE( SUBSTITUTE(SUBSTITUTE( [.H17]; &quot;'&quot;; &quot;&quot; ); &quot; &quot;; &quot;&quot; ); &quot;/)&quot;; &quot;&quot; ) )" office:value-type="string" office:string-value="ru96" calcext:value-type="string">
            <text:p>ru96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 IF( ISNUMBER(SEARCH( &quot;namsol&quot;; [.$A18] )); &quot;&quot;; SUBSTITUTE( SUBSTITUTE(SUBSTITUTE( [.A18]; &quot;'&quot;; &quot;&quot; ); &quot; &quot;; &quot;&quot; ); &quot;/)&quot;; &quot;&quot; ) )">
            <text:p/>
          </table:table-cell>
          <table:table-cell table:formula="of:= IF( ISNUMBER(SEARCH( &quot;namsol&quot;; [.$A18] )); &quot;&quot;; SUBSTITUTE( SUBSTITUTE(SUBSTITUTE( [.B18]; &quot;'&quot;; &quot;&quot; ); &quot; &quot;; &quot;&quot; ); &quot;/)&quot;; &quot;&quot; ) )">
            <text:p/>
          </table:table-cell>
          <table:table-cell table:formula="of:= IF( ISNUMBER(SEARCH( &quot;namsol&quot;; [.$A18] )); &quot;&quot;; SUBSTITUTE( SUBSTITUTE(SUBSTITUTE( [.C18]; &quot;'&quot;; &quot;&quot; ); &quot; &quot;; &quot;&quot; ); &quot;/)&quot;; &quot;&quot; ) )">
            <text:p/>
          </table:table-cell>
          <table:table-cell table:formula="of:= IF( ISNUMBER(SEARCH( &quot;namsol&quot;; [.$A18] )); &quot;&quot;; SUBSTITUTE( SUBSTITUTE(SUBSTITUTE( [.D18]; &quot;'&quot;; &quot;&quot; ); &quot; &quot;; &quot;&quot; ); &quot;/)&quot;; &quot;&quot; ) )">
            <text:p/>
          </table:table-cell>
          <table:table-cell table:formula="of:= IF( ISNUMBER(SEARCH( &quot;namsol&quot;; [.$A18] )); &quot;&quot;; SUBSTITUTE( SUBSTITUTE(SUBSTITUTE( [.E18]; &quot;'&quot;; &quot;&quot; ); &quot; &quot;; &quot;&quot; ); &quot;/)&quot;; &quot;&quot; ) )">
            <text:p/>
          </table:table-cell>
          <table:table-cell table:formula="of:= IF( ISNUMBER(SEARCH( &quot;namsol&quot;; [.$A18] )); &quot;&quot;; SUBSTITUTE( SUBSTITUTE(SUBSTITUTE( [.F18]; &quot;'&quot;; &quot;&quot; ); &quot; &quot;; &quot;&quot; ); &quot;/)&quot;; &quot;&quot; ) )">
            <text:p/>
          </table:table-cell>
          <table:table-cell table:formula="of:= IF( ISNUMBER(SEARCH( &quot;namsol&quot;; [.$A18] )); &quot;&quot;; SUBSTITUTE( SUBSTITUTE(SUBSTITUTE( [.G18]; &quot;'&quot;; &quot;&quot; ); &quot; &quot;; &quot;&quot; ); &quot;/)&quot;; &quot;&quot; ) )">
            <text:p/>
          </table:table-cell>
          <table:table-cell table:formula="of:= IF( ISNUMBER(SEARCH( &quot;namsol&quot;; [.$A18] )); &quot;&quot;; SUBSTITUTE( SUBSTITUTE(SUBSTITUTE( [.H18]; &quot;'&quot;; &quot;&quot; ); &quot; &quot;; &quot;&quot; ); &quot;/)&quot;; &quot;&quot; ) 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"/>namsol(121:240) = (/ &amp;</text:p>
          </table:table-cell>
          <table:table-cell table:number-columns-repeated="8"/>
          <table:table-cell table:formula="of:= IF( ISNUMBER(SEARCH( &quot;namsol&quot;; [.$A19] )); &quot;&quot;; SUBSTITUTE( SUBSTITUTE(SUBSTITUTE( [.A19]; &quot;'&quot;; &quot;&quot; ); &quot; &quot;; &quot;&quot; ); &quot;/)&quot;; &quot;&quot; ) )">
            <text:p/>
          </table:table-cell>
          <table:table-cell table:formula="of:= IF( ISNUMBER(SEARCH( &quot;namsol&quot;; [.$A19] )); &quot;&quot;; SUBSTITUTE( SUBSTITUTE(SUBSTITUTE( [.B19]; &quot;'&quot;; &quot;&quot; ); &quot; &quot;; &quot;&quot; ); &quot;/)&quot;; &quot;&quot; ) )">
            <text:p/>
          </table:table-cell>
          <table:table-cell table:formula="of:= IF( ISNUMBER(SEARCH( &quot;namsol&quot;; [.$A19] )); &quot;&quot;; SUBSTITUTE( SUBSTITUTE(SUBSTITUTE( [.C19]; &quot;'&quot;; &quot;&quot; ); &quot; &quot;; &quot;&quot; ); &quot;/)&quot;; &quot;&quot; ) )">
            <text:p/>
          </table:table-cell>
          <table:table-cell table:formula="of:= IF( ISNUMBER(SEARCH( &quot;namsol&quot;; [.$A19] )); &quot;&quot;; SUBSTITUTE( SUBSTITUTE(SUBSTITUTE( [.D19]; &quot;'&quot;; &quot;&quot; ); &quot; &quot;; &quot;&quot; ); &quot;/)&quot;; &quot;&quot; ) )">
            <text:p/>
          </table:table-cell>
          <table:table-cell table:formula="of:= IF( ISNUMBER(SEARCH( &quot;namsol&quot;; [.$A19] )); &quot;&quot;; SUBSTITUTE( SUBSTITUTE(SUBSTITUTE( [.E19]; &quot;'&quot;; &quot;&quot; ); &quot; &quot;; &quot;&quot; ); &quot;/)&quot;; &quot;&quot; ) )">
            <text:p/>
          </table:table-cell>
          <table:table-cell table:formula="of:= IF( ISNUMBER(SEARCH( &quot;namsol&quot;; [.$A19] )); &quot;&quot;; SUBSTITUTE( SUBSTITUTE(SUBSTITUTE( [.F19]; &quot;'&quot;; &quot;&quot; ); &quot; &quot;; &quot;&quot; ); &quot;/)&quot;; &quot;&quot; ) )">
            <text:p/>
          </table:table-cell>
          <table:table-cell table:formula="of:= IF( ISNUMBER(SEARCH( &quot;namsol&quot;; [.$A19] )); &quot;&quot;; SUBSTITUTE( SUBSTITUTE(SUBSTITUTE( [.G19]; &quot;'&quot;; &quot;&quot; ); &quot; &quot;; &quot;&quot; ); &quot;/)&quot;; &quot;&quot; ) )">
            <text:p/>
          </table:table-cell>
          <table:table-cell table:formula="of:= IF( ISNUMBER(SEARCH( &quot;namsol&quot;; [.$A19] )); &quot;&quot;; SUBSTITUTE( SUBSTITUTE(SUBSTITUTE( [.H19]; &quot;'&quot;; &quot;&quot; ); &quot; &quot;; &quot;&quot; ); &quot;/)&quot;; &quot;&quot; ) 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ru98 '</text:p>
          </table:table-cell>
          <table:table-cell office:value-type="string" calcext:value-type="string">
            <text:p>'ru99 '</text:p>
          </table:table-cell>
          <table:table-cell office:value-type="string" calcext:value-type="string">
            <text:p>'ru100'</text:p>
          </table:table-cell>
          <table:table-cell office:value-type="string" calcext:value-type="string">
            <text:p>'ru101'</text:p>
          </table:table-cell>
          <table:table-cell office:value-type="string" calcext:value-type="string">
            <text:p>'ru102'</text:p>
          </table:table-cell>
          <table:table-cell office:value-type="string" calcext:value-type="string">
            <text:p>'ru104'</text:p>
          </table:table-cell>
          <table:table-cell office:value-type="string" calcext:value-type="string">
            <text:p>'rh103'</text:p>
          </table:table-cell>
          <table:table-cell office:value-type="string" calcext:value-type="string">
            <text:p>'pd102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20] )); &quot;&quot;; SUBSTITUTE( SUBSTITUTE(SUBSTITUTE( [.A20]; &quot;'&quot;; &quot;&quot; ); &quot; &quot;; &quot;&quot; ); &quot;/)&quot;; &quot;&quot; ) )" office:value-type="string" office:string-value="ru98" calcext:value-type="string">
            <text:p>ru98</text:p>
          </table:table-cell>
          <table:table-cell table:formula="of:= IF( ISNUMBER(SEARCH( &quot;namsol&quot;; [.$A20] )); &quot;&quot;; SUBSTITUTE( SUBSTITUTE(SUBSTITUTE( [.B20]; &quot;'&quot;; &quot;&quot; ); &quot; &quot;; &quot;&quot; ); &quot;/)&quot;; &quot;&quot; ) )" office:value-type="string" office:string-value="ru99" calcext:value-type="string">
            <text:p>ru99</text:p>
          </table:table-cell>
          <table:table-cell table:formula="of:= IF( ISNUMBER(SEARCH( &quot;namsol&quot;; [.$A20] )); &quot;&quot;; SUBSTITUTE( SUBSTITUTE(SUBSTITUTE( [.C20]; &quot;'&quot;; &quot;&quot; ); &quot; &quot;; &quot;&quot; ); &quot;/)&quot;; &quot;&quot; ) )" office:value-type="string" office:string-value="ru100" calcext:value-type="string">
            <text:p>ru100</text:p>
          </table:table-cell>
          <table:table-cell table:formula="of:= IF( ISNUMBER(SEARCH( &quot;namsol&quot;; [.$A20] )); &quot;&quot;; SUBSTITUTE( SUBSTITUTE(SUBSTITUTE( [.D20]; &quot;'&quot;; &quot;&quot; ); &quot; &quot;; &quot;&quot; ); &quot;/)&quot;; &quot;&quot; ) )" office:value-type="string" office:string-value="ru101" calcext:value-type="string">
            <text:p>ru101</text:p>
          </table:table-cell>
          <table:table-cell table:formula="of:= IF( ISNUMBER(SEARCH( &quot;namsol&quot;; [.$A20] )); &quot;&quot;; SUBSTITUTE( SUBSTITUTE(SUBSTITUTE( [.E20]; &quot;'&quot;; &quot;&quot; ); &quot; &quot;; &quot;&quot; ); &quot;/)&quot;; &quot;&quot; ) )" office:value-type="string" office:string-value="ru102" calcext:value-type="string">
            <text:p>ru102</text:p>
          </table:table-cell>
          <table:table-cell table:formula="of:= IF( ISNUMBER(SEARCH( &quot;namsol&quot;; [.$A20] )); &quot;&quot;; SUBSTITUTE( SUBSTITUTE(SUBSTITUTE( [.F20]; &quot;'&quot;; &quot;&quot; ); &quot; &quot;; &quot;&quot; ); &quot;/)&quot;; &quot;&quot; ) )" office:value-type="string" office:string-value="ru104" calcext:value-type="string">
            <text:p>ru104</text:p>
          </table:table-cell>
          <table:table-cell table:formula="of:= IF( ISNUMBER(SEARCH( &quot;namsol&quot;; [.$A20] )); &quot;&quot;; SUBSTITUTE( SUBSTITUTE(SUBSTITUTE( [.G20]; &quot;'&quot;; &quot;&quot; ); &quot; &quot;; &quot;&quot; ); &quot;/)&quot;; &quot;&quot; ) )" office:value-type="string" office:string-value="rh103" calcext:value-type="string">
            <text:p>rh103</text:p>
          </table:table-cell>
          <table:table-cell table:formula="of:= IF( ISNUMBER(SEARCH( &quot;namsol&quot;; [.$A20] )); &quot;&quot;; SUBSTITUTE( SUBSTITUTE(SUBSTITUTE( [.H20]; &quot;'&quot;; &quot;&quot; ); &quot; &quot;; &quot;&quot; ); &quot;/)&quot;; &quot;&quot; ) )" office:value-type="string" office:string-value="pd102" calcext:value-type="string">
            <text:p>pd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pd104'</text:p>
          </table:table-cell>
          <table:table-cell office:value-type="string" calcext:value-type="string">
            <text:p>'pd105'</text:p>
          </table:table-cell>
          <table:table-cell office:value-type="string" calcext:value-type="string">
            <text:p>'pd106'</text:p>
          </table:table-cell>
          <table:table-cell office:value-type="string" calcext:value-type="string">
            <text:p>'pd108'</text:p>
          </table:table-cell>
          <table:table-cell office:value-type="string" calcext:value-type="string">
            <text:p>'pd110'</text:p>
          </table:table-cell>
          <table:table-cell office:value-type="string" calcext:value-type="string">
            <text:p>'ag107'</text:p>
          </table:table-cell>
          <table:table-cell office:value-type="string" calcext:value-type="string">
            <text:p>'ag109'</text:p>
          </table:table-cell>
          <table:table-cell office:value-type="string" calcext:value-type="string">
            <text:p>'cd106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21] )); &quot;&quot;; SUBSTITUTE( SUBSTITUTE(SUBSTITUTE( [.A21]; &quot;'&quot;; &quot;&quot; ); &quot; &quot;; &quot;&quot; ); &quot;/)&quot;; &quot;&quot; ) )" office:value-type="string" office:string-value="pd104" calcext:value-type="string">
            <text:p>pd104</text:p>
          </table:table-cell>
          <table:table-cell table:formula="of:= IF( ISNUMBER(SEARCH( &quot;namsol&quot;; [.$A21] )); &quot;&quot;; SUBSTITUTE( SUBSTITUTE(SUBSTITUTE( [.B21]; &quot;'&quot;; &quot;&quot; ); &quot; &quot;; &quot;&quot; ); &quot;/)&quot;; &quot;&quot; ) )" office:value-type="string" office:string-value="pd105" calcext:value-type="string">
            <text:p>pd105</text:p>
          </table:table-cell>
          <table:table-cell table:formula="of:= IF( ISNUMBER(SEARCH( &quot;namsol&quot;; [.$A21] )); &quot;&quot;; SUBSTITUTE( SUBSTITUTE(SUBSTITUTE( [.C21]; &quot;'&quot;; &quot;&quot; ); &quot; &quot;; &quot;&quot; ); &quot;/)&quot;; &quot;&quot; ) )" office:value-type="string" office:string-value="pd106" calcext:value-type="string">
            <text:p>pd106</text:p>
          </table:table-cell>
          <table:table-cell table:formula="of:= IF( ISNUMBER(SEARCH( &quot;namsol&quot;; [.$A21] )); &quot;&quot;; SUBSTITUTE( SUBSTITUTE(SUBSTITUTE( [.D21]; &quot;'&quot;; &quot;&quot; ); &quot; &quot;; &quot;&quot; ); &quot;/)&quot;; &quot;&quot; ) )" office:value-type="string" office:string-value="pd108" calcext:value-type="string">
            <text:p>pd108</text:p>
          </table:table-cell>
          <table:table-cell table:formula="of:= IF( ISNUMBER(SEARCH( &quot;namsol&quot;; [.$A21] )); &quot;&quot;; SUBSTITUTE( SUBSTITUTE(SUBSTITUTE( [.E21]; &quot;'&quot;; &quot;&quot; ); &quot; &quot;; &quot;&quot; ); &quot;/)&quot;; &quot;&quot; ) )" office:value-type="string" office:string-value="pd110" calcext:value-type="string">
            <text:p>pd110</text:p>
          </table:table-cell>
          <table:table-cell table:formula="of:= IF( ISNUMBER(SEARCH( &quot;namsol&quot;; [.$A21] )); &quot;&quot;; SUBSTITUTE( SUBSTITUTE(SUBSTITUTE( [.F21]; &quot;'&quot;; &quot;&quot; ); &quot; &quot;; &quot;&quot; ); &quot;/)&quot;; &quot;&quot; ) )" office:value-type="string" office:string-value="ag107" calcext:value-type="string">
            <text:p>ag107</text:p>
          </table:table-cell>
          <table:table-cell table:formula="of:= IF( ISNUMBER(SEARCH( &quot;namsol&quot;; [.$A21] )); &quot;&quot;; SUBSTITUTE( SUBSTITUTE(SUBSTITUTE( [.G21]; &quot;'&quot;; &quot;&quot; ); &quot; &quot;; &quot;&quot; ); &quot;/)&quot;; &quot;&quot; ) )" office:value-type="string" office:string-value="ag109" calcext:value-type="string">
            <text:p>ag109</text:p>
          </table:table-cell>
          <table:table-cell table:formula="of:= IF( ISNUMBER(SEARCH( &quot;namsol&quot;; [.$A21] )); &quot;&quot;; SUBSTITUTE( SUBSTITUTE(SUBSTITUTE( [.H21]; &quot;'&quot;; &quot;&quot; ); &quot; &quot;; &quot;&quot; ); &quot;/)&quot;; &quot;&quot; ) )" office:value-type="string" office:string-value="cd106" calcext:value-type="string">
            <text:p>cd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cd108'</text:p>
          </table:table-cell>
          <table:table-cell office:value-type="string" calcext:value-type="string">
            <text:p>'cd110'</text:p>
          </table:table-cell>
          <table:table-cell office:value-type="string" calcext:value-type="string">
            <text:p>'cd111'</text:p>
          </table:table-cell>
          <table:table-cell office:value-type="string" calcext:value-type="string">
            <text:p>'cd112'</text:p>
          </table:table-cell>
          <table:table-cell office:value-type="string" calcext:value-type="string">
            <text:p>'cd113'</text:p>
          </table:table-cell>
          <table:table-cell office:value-type="string" calcext:value-type="string">
            <text:p>'cd114'</text:p>
          </table:table-cell>
          <table:table-cell office:value-type="string" calcext:value-type="string">
            <text:p>'cd116'</text:p>
          </table:table-cell>
          <table:table-cell office:value-type="string" calcext:value-type="string">
            <text:p>'in113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22] )); &quot;&quot;; SUBSTITUTE( SUBSTITUTE(SUBSTITUTE( [.A22]; &quot;'&quot;; &quot;&quot; ); &quot; &quot;; &quot;&quot; ); &quot;/)&quot;; &quot;&quot; ) )" office:value-type="string" office:string-value="cd108" calcext:value-type="string">
            <text:p>cd108</text:p>
          </table:table-cell>
          <table:table-cell table:formula="of:= IF( ISNUMBER(SEARCH( &quot;namsol&quot;; [.$A22] )); &quot;&quot;; SUBSTITUTE( SUBSTITUTE(SUBSTITUTE( [.B22]; &quot;'&quot;; &quot;&quot; ); &quot; &quot;; &quot;&quot; ); &quot;/)&quot;; &quot;&quot; ) )" office:value-type="string" office:string-value="cd110" calcext:value-type="string">
            <text:p>cd110</text:p>
          </table:table-cell>
          <table:table-cell table:formula="of:= IF( ISNUMBER(SEARCH( &quot;namsol&quot;; [.$A22] )); &quot;&quot;; SUBSTITUTE( SUBSTITUTE(SUBSTITUTE( [.C22]; &quot;'&quot;; &quot;&quot; ); &quot; &quot;; &quot;&quot; ); &quot;/)&quot;; &quot;&quot; ) )" office:value-type="string" office:string-value="cd111" calcext:value-type="string">
            <text:p>cd111</text:p>
          </table:table-cell>
          <table:table-cell table:formula="of:= IF( ISNUMBER(SEARCH( &quot;namsol&quot;; [.$A22] )); &quot;&quot;; SUBSTITUTE( SUBSTITUTE(SUBSTITUTE( [.D22]; &quot;'&quot;; &quot;&quot; ); &quot; &quot;; &quot;&quot; ); &quot;/)&quot;; &quot;&quot; ) )" office:value-type="string" office:string-value="cd112" calcext:value-type="string">
            <text:p>cd112</text:p>
          </table:table-cell>
          <table:table-cell table:formula="of:= IF( ISNUMBER(SEARCH( &quot;namsol&quot;; [.$A22] )); &quot;&quot;; SUBSTITUTE( SUBSTITUTE(SUBSTITUTE( [.E22]; &quot;'&quot;; &quot;&quot; ); &quot; &quot;; &quot;&quot; ); &quot;/)&quot;; &quot;&quot; ) )" office:value-type="string" office:string-value="cd113" calcext:value-type="string">
            <text:p>cd113</text:p>
          </table:table-cell>
          <table:table-cell table:formula="of:= IF( ISNUMBER(SEARCH( &quot;namsol&quot;; [.$A22] )); &quot;&quot;; SUBSTITUTE( SUBSTITUTE(SUBSTITUTE( [.F22]; &quot;'&quot;; &quot;&quot; ); &quot; &quot;; &quot;&quot; ); &quot;/)&quot;; &quot;&quot; ) )" office:value-type="string" office:string-value="cd114" calcext:value-type="string">
            <text:p>cd114</text:p>
          </table:table-cell>
          <table:table-cell table:formula="of:= IF( ISNUMBER(SEARCH( &quot;namsol&quot;; [.$A22] )); &quot;&quot;; SUBSTITUTE( SUBSTITUTE(SUBSTITUTE( [.G22]; &quot;'&quot;; &quot;&quot; ); &quot; &quot;; &quot;&quot; ); &quot;/)&quot;; &quot;&quot; ) )" office:value-type="string" office:string-value="cd116" calcext:value-type="string">
            <text:p>cd116</text:p>
          </table:table-cell>
          <table:table-cell table:formula="of:= IF( ISNUMBER(SEARCH( &quot;namsol&quot;; [.$A22] )); &quot;&quot;; SUBSTITUTE( SUBSTITUTE(SUBSTITUTE( [.H22]; &quot;'&quot;; &quot;&quot; ); &quot; &quot;; &quot;&quot; ); &quot;/)&quot;; &quot;&quot; ) )" office:value-type="string" office:string-value="in113" calcext:value-type="string">
            <text:p>in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in115'</text:p>
          </table:table-cell>
          <table:table-cell office:value-type="string" calcext:value-type="string">
            <text:p>'sn112'</text:p>
          </table:table-cell>
          <table:table-cell office:value-type="string" calcext:value-type="string">
            <text:p>'sn114'</text:p>
          </table:table-cell>
          <table:table-cell office:value-type="string" calcext:value-type="string">
            <text:p>'sn115'</text:p>
          </table:table-cell>
          <table:table-cell office:value-type="string" calcext:value-type="string">
            <text:p>'sn116'</text:p>
          </table:table-cell>
          <table:table-cell office:value-type="string" calcext:value-type="string">
            <text:p>'sn117'</text:p>
          </table:table-cell>
          <table:table-cell office:value-type="string" calcext:value-type="string">
            <text:p>'sn118'</text:p>
          </table:table-cell>
          <table:table-cell office:value-type="string" calcext:value-type="string">
            <text:p>'sn119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23] )); &quot;&quot;; SUBSTITUTE( SUBSTITUTE(SUBSTITUTE( [.A23]; &quot;'&quot;; &quot;&quot; ); &quot; &quot;; &quot;&quot; ); &quot;/)&quot;; &quot;&quot; ) )" office:value-type="string" office:string-value="in115" calcext:value-type="string">
            <text:p>in115</text:p>
          </table:table-cell>
          <table:table-cell table:formula="of:= IF( ISNUMBER(SEARCH( &quot;namsol&quot;; [.$A23] )); &quot;&quot;; SUBSTITUTE( SUBSTITUTE(SUBSTITUTE( [.B23]; &quot;'&quot;; &quot;&quot; ); &quot; &quot;; &quot;&quot; ); &quot;/)&quot;; &quot;&quot; ) )" office:value-type="string" office:string-value="sn112" calcext:value-type="string">
            <text:p>sn112</text:p>
          </table:table-cell>
          <table:table-cell table:formula="of:= IF( ISNUMBER(SEARCH( &quot;namsol&quot;; [.$A23] )); &quot;&quot;; SUBSTITUTE( SUBSTITUTE(SUBSTITUTE( [.C23]; &quot;'&quot;; &quot;&quot; ); &quot; &quot;; &quot;&quot; ); &quot;/)&quot;; &quot;&quot; ) )" office:value-type="string" office:string-value="sn114" calcext:value-type="string">
            <text:p>sn114</text:p>
          </table:table-cell>
          <table:table-cell table:formula="of:= IF( ISNUMBER(SEARCH( &quot;namsol&quot;; [.$A23] )); &quot;&quot;; SUBSTITUTE( SUBSTITUTE(SUBSTITUTE( [.D23]; &quot;'&quot;; &quot;&quot; ); &quot; &quot;; &quot;&quot; ); &quot;/)&quot;; &quot;&quot; ) )" office:value-type="string" office:string-value="sn115" calcext:value-type="string">
            <text:p>sn115</text:p>
          </table:table-cell>
          <table:table-cell table:formula="of:= IF( ISNUMBER(SEARCH( &quot;namsol&quot;; [.$A23] )); &quot;&quot;; SUBSTITUTE( SUBSTITUTE(SUBSTITUTE( [.E23]; &quot;'&quot;; &quot;&quot; ); &quot; &quot;; &quot;&quot; ); &quot;/)&quot;; &quot;&quot; ) )" office:value-type="string" office:string-value="sn116" calcext:value-type="string">
            <text:p>sn116</text:p>
          </table:table-cell>
          <table:table-cell table:formula="of:= IF( ISNUMBER(SEARCH( &quot;namsol&quot;; [.$A23] )); &quot;&quot;; SUBSTITUTE( SUBSTITUTE(SUBSTITUTE( [.F23]; &quot;'&quot;; &quot;&quot; ); &quot; &quot;; &quot;&quot; ); &quot;/)&quot;; &quot;&quot; ) )" office:value-type="string" office:string-value="sn117" calcext:value-type="string">
            <text:p>sn117</text:p>
          </table:table-cell>
          <table:table-cell table:formula="of:= IF( ISNUMBER(SEARCH( &quot;namsol&quot;; [.$A23] )); &quot;&quot;; SUBSTITUTE( SUBSTITUTE(SUBSTITUTE( [.G23]; &quot;'&quot;; &quot;&quot; ); &quot; &quot;; &quot;&quot; ); &quot;/)&quot;; &quot;&quot; ) )" office:value-type="string" office:string-value="sn118" calcext:value-type="string">
            <text:p>sn118</text:p>
          </table:table-cell>
          <table:table-cell table:formula="of:= IF( ISNUMBER(SEARCH( &quot;namsol&quot;; [.$A23] )); &quot;&quot;; SUBSTITUTE( SUBSTITUTE(SUBSTITUTE( [.H23]; &quot;'&quot;; &quot;&quot; ); &quot; &quot;; &quot;&quot; ); &quot;/)&quot;; &quot;&quot; ) )" office:value-type="string" office:string-value="sn119" calcext:value-type="string">
            <text:p>sn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sn120'</text:p>
          </table:table-cell>
          <table:table-cell office:value-type="string" calcext:value-type="string">
            <text:p>'sn122'</text:p>
          </table:table-cell>
          <table:table-cell office:value-type="string" calcext:value-type="string">
            <text:p>'sn124'</text:p>
          </table:table-cell>
          <table:table-cell office:value-type="string" calcext:value-type="string">
            <text:p>'sb121'</text:p>
          </table:table-cell>
          <table:table-cell office:value-type="string" calcext:value-type="string">
            <text:p>'sb123'</text:p>
          </table:table-cell>
          <table:table-cell office:value-type="string" calcext:value-type="string">
            <text:p>'te120'</text:p>
          </table:table-cell>
          <table:table-cell office:value-type="string" calcext:value-type="string">
            <text:p>'te122'</text:p>
          </table:table-cell>
          <table:table-cell office:value-type="string" calcext:value-type="string">
            <text:p>'te123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24] )); &quot;&quot;; SUBSTITUTE( SUBSTITUTE(SUBSTITUTE( [.A24]; &quot;'&quot;; &quot;&quot; ); &quot; &quot;; &quot;&quot; ); &quot;/)&quot;; &quot;&quot; ) )" office:value-type="string" office:string-value="sn120" calcext:value-type="string">
            <text:p>sn120</text:p>
          </table:table-cell>
          <table:table-cell table:formula="of:= IF( ISNUMBER(SEARCH( &quot;namsol&quot;; [.$A24] )); &quot;&quot;; SUBSTITUTE( SUBSTITUTE(SUBSTITUTE( [.B24]; &quot;'&quot;; &quot;&quot; ); &quot; &quot;; &quot;&quot; ); &quot;/)&quot;; &quot;&quot; ) )" office:value-type="string" office:string-value="sn122" calcext:value-type="string">
            <text:p>sn122</text:p>
          </table:table-cell>
          <table:table-cell table:formula="of:= IF( ISNUMBER(SEARCH( &quot;namsol&quot;; [.$A24] )); &quot;&quot;; SUBSTITUTE( SUBSTITUTE(SUBSTITUTE( [.C24]; &quot;'&quot;; &quot;&quot; ); &quot; &quot;; &quot;&quot; ); &quot;/)&quot;; &quot;&quot; ) )" office:value-type="string" office:string-value="sn124" calcext:value-type="string">
            <text:p>sn124</text:p>
          </table:table-cell>
          <table:table-cell table:formula="of:= IF( ISNUMBER(SEARCH( &quot;namsol&quot;; [.$A24] )); &quot;&quot;; SUBSTITUTE( SUBSTITUTE(SUBSTITUTE( [.D24]; &quot;'&quot;; &quot;&quot; ); &quot; &quot;; &quot;&quot; ); &quot;/)&quot;; &quot;&quot; ) )" office:value-type="string" office:string-value="sb121" calcext:value-type="string">
            <text:p>sb121</text:p>
          </table:table-cell>
          <table:table-cell table:formula="of:= IF( ISNUMBER(SEARCH( &quot;namsol&quot;; [.$A24] )); &quot;&quot;; SUBSTITUTE( SUBSTITUTE(SUBSTITUTE( [.E24]; &quot;'&quot;; &quot;&quot; ); &quot; &quot;; &quot;&quot; ); &quot;/)&quot;; &quot;&quot; ) )" office:value-type="string" office:string-value="sb123" calcext:value-type="string">
            <text:p>sb123</text:p>
          </table:table-cell>
          <table:table-cell table:formula="of:= IF( ISNUMBER(SEARCH( &quot;namsol&quot;; [.$A24] )); &quot;&quot;; SUBSTITUTE( SUBSTITUTE(SUBSTITUTE( [.F24]; &quot;'&quot;; &quot;&quot; ); &quot; &quot;; &quot;&quot; ); &quot;/)&quot;; &quot;&quot; ) )" office:value-type="string" office:string-value="te120" calcext:value-type="string">
            <text:p>te120</text:p>
          </table:table-cell>
          <table:table-cell table:formula="of:= IF( ISNUMBER(SEARCH( &quot;namsol&quot;; [.$A24] )); &quot;&quot;; SUBSTITUTE( SUBSTITUTE(SUBSTITUTE( [.G24]; &quot;'&quot;; &quot;&quot; ); &quot; &quot;; &quot;&quot; ); &quot;/)&quot;; &quot;&quot; ) )" office:value-type="string" office:string-value="te122" calcext:value-type="string">
            <text:p>te122</text:p>
          </table:table-cell>
          <table:table-cell table:formula="of:= IF( ISNUMBER(SEARCH( &quot;namsol&quot;; [.$A24] )); &quot;&quot;; SUBSTITUTE( SUBSTITUTE(SUBSTITUTE( [.H24]; &quot;'&quot;; &quot;&quot; ); &quot; &quot;; &quot;&quot; ); &quot;/)&quot;; &quot;&quot; ) )" office:value-type="string" office:string-value="te123" calcext:value-type="string">
            <text:p>te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te124'</text:p>
          </table:table-cell>
          <table:table-cell office:value-type="string" calcext:value-type="string">
            <text:p>'te125'</text:p>
          </table:table-cell>
          <table:table-cell office:value-type="string" calcext:value-type="string">
            <text:p>'te126'</text:p>
          </table:table-cell>
          <table:table-cell office:value-type="string" calcext:value-type="string">
            <text:p>'te128'</text:p>
          </table:table-cell>
          <table:table-cell office:value-type="string" calcext:value-type="string">
            <text:p>'te130'</text:p>
          </table:table-cell>
          <table:table-cell office:value-type="string" calcext:value-type="string">
            <text:p>'i127 '</text:p>
          </table:table-cell>
          <table:table-cell office:value-type="string" calcext:value-type="string">
            <text:p>'xe124'</text:p>
          </table:table-cell>
          <table:table-cell office:value-type="string" calcext:value-type="string">
            <text:p>'xe126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25] )); &quot;&quot;; SUBSTITUTE( SUBSTITUTE(SUBSTITUTE( [.A25]; &quot;'&quot;; &quot;&quot; ); &quot; &quot;; &quot;&quot; ); &quot;/)&quot;; &quot;&quot; ) )" office:value-type="string" office:string-value="te124" calcext:value-type="string">
            <text:p>te124</text:p>
          </table:table-cell>
          <table:table-cell table:formula="of:= IF( ISNUMBER(SEARCH( &quot;namsol&quot;; [.$A25] )); &quot;&quot;; SUBSTITUTE( SUBSTITUTE(SUBSTITUTE( [.B25]; &quot;'&quot;; &quot;&quot; ); &quot; &quot;; &quot;&quot; ); &quot;/)&quot;; &quot;&quot; ) )" office:value-type="string" office:string-value="te125" calcext:value-type="string">
            <text:p>te125</text:p>
          </table:table-cell>
          <table:table-cell table:formula="of:= IF( ISNUMBER(SEARCH( &quot;namsol&quot;; [.$A25] )); &quot;&quot;; SUBSTITUTE( SUBSTITUTE(SUBSTITUTE( [.C25]; &quot;'&quot;; &quot;&quot; ); &quot; &quot;; &quot;&quot; ); &quot;/)&quot;; &quot;&quot; ) )" office:value-type="string" office:string-value="te126" calcext:value-type="string">
            <text:p>te126</text:p>
          </table:table-cell>
          <table:table-cell table:formula="of:= IF( ISNUMBER(SEARCH( &quot;namsol&quot;; [.$A25] )); &quot;&quot;; SUBSTITUTE( SUBSTITUTE(SUBSTITUTE( [.D25]; &quot;'&quot;; &quot;&quot; ); &quot; &quot;; &quot;&quot; ); &quot;/)&quot;; &quot;&quot; ) )" office:value-type="string" office:string-value="te128" calcext:value-type="string">
            <text:p>te128</text:p>
          </table:table-cell>
          <table:table-cell table:formula="of:= IF( ISNUMBER(SEARCH( &quot;namsol&quot;; [.$A25] )); &quot;&quot;; SUBSTITUTE( SUBSTITUTE(SUBSTITUTE( [.E25]; &quot;'&quot;; &quot;&quot; ); &quot; &quot;; &quot;&quot; ); &quot;/)&quot;; &quot;&quot; ) )" office:value-type="string" office:string-value="te130" calcext:value-type="string">
            <text:p>te130</text:p>
          </table:table-cell>
          <table:table-cell table:formula="of:= IF( ISNUMBER(SEARCH( &quot;namsol&quot;; [.$A25] )); &quot;&quot;; SUBSTITUTE( SUBSTITUTE(SUBSTITUTE( [.F25]; &quot;'&quot;; &quot;&quot; ); &quot; &quot;; &quot;&quot; ); &quot;/)&quot;; &quot;&quot; ) )" office:value-type="string" office:string-value="i127" calcext:value-type="string">
            <text:p>i127</text:p>
          </table:table-cell>
          <table:table-cell table:formula="of:= IF( ISNUMBER(SEARCH( &quot;namsol&quot;; [.$A25] )); &quot;&quot;; SUBSTITUTE( SUBSTITUTE(SUBSTITUTE( [.G25]; &quot;'&quot;; &quot;&quot; ); &quot; &quot;; &quot;&quot; ); &quot;/)&quot;; &quot;&quot; ) )" office:value-type="string" office:string-value="xe124" calcext:value-type="string">
            <text:p>xe124</text:p>
          </table:table-cell>
          <table:table-cell table:formula="of:= IF( ISNUMBER(SEARCH( &quot;namsol&quot;; [.$A25] )); &quot;&quot;; SUBSTITUTE( SUBSTITUTE(SUBSTITUTE( [.H25]; &quot;'&quot;; &quot;&quot; ); &quot; &quot;; &quot;&quot; ); &quot;/)&quot;; &quot;&quot; ) )" office:value-type="string" office:string-value="xe126" calcext:value-type="string">
            <text:p>xe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xe128'</text:p>
          </table:table-cell>
          <table:table-cell office:value-type="string" calcext:value-type="string">
            <text:p>'xe129'</text:p>
          </table:table-cell>
          <table:table-cell office:value-type="string" calcext:value-type="string">
            <text:p>'xe130'</text:p>
          </table:table-cell>
          <table:table-cell office:value-type="string" calcext:value-type="string">
            <text:p>'xe131'</text:p>
          </table:table-cell>
          <table:table-cell office:value-type="string" calcext:value-type="string">
            <text:p>'xe132'</text:p>
          </table:table-cell>
          <table:table-cell office:value-type="string" calcext:value-type="string">
            <text:p>'xe134'</text:p>
          </table:table-cell>
          <table:table-cell office:value-type="string" calcext:value-type="string">
            <text:p>'xe136'</text:p>
          </table:table-cell>
          <table:table-cell office:value-type="string" calcext:value-type="string">
            <text:p>'cs133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26] )); &quot;&quot;; SUBSTITUTE( SUBSTITUTE(SUBSTITUTE( [.A26]; &quot;'&quot;; &quot;&quot; ); &quot; &quot;; &quot;&quot; ); &quot;/)&quot;; &quot;&quot; ) )" office:value-type="string" office:string-value="xe128" calcext:value-type="string">
            <text:p>xe128</text:p>
          </table:table-cell>
          <table:table-cell table:formula="of:= IF( ISNUMBER(SEARCH( &quot;namsol&quot;; [.$A26] )); &quot;&quot;; SUBSTITUTE( SUBSTITUTE(SUBSTITUTE( [.B26]; &quot;'&quot;; &quot;&quot; ); &quot; &quot;; &quot;&quot; ); &quot;/)&quot;; &quot;&quot; ) )" office:value-type="string" office:string-value="xe129" calcext:value-type="string">
            <text:p>xe129</text:p>
          </table:table-cell>
          <table:table-cell table:formula="of:= IF( ISNUMBER(SEARCH( &quot;namsol&quot;; [.$A26] )); &quot;&quot;; SUBSTITUTE( SUBSTITUTE(SUBSTITUTE( [.C26]; &quot;'&quot;; &quot;&quot; ); &quot; &quot;; &quot;&quot; ); &quot;/)&quot;; &quot;&quot; ) )" office:value-type="string" office:string-value="xe130" calcext:value-type="string">
            <text:p>xe130</text:p>
          </table:table-cell>
          <table:table-cell table:formula="of:= IF( ISNUMBER(SEARCH( &quot;namsol&quot;; [.$A26] )); &quot;&quot;; SUBSTITUTE( SUBSTITUTE(SUBSTITUTE( [.D26]; &quot;'&quot;; &quot;&quot; ); &quot; &quot;; &quot;&quot; ); &quot;/)&quot;; &quot;&quot; ) )" office:value-type="string" office:string-value="xe131" calcext:value-type="string">
            <text:p>xe131</text:p>
          </table:table-cell>
          <table:table-cell table:formula="of:= IF( ISNUMBER(SEARCH( &quot;namsol&quot;; [.$A26] )); &quot;&quot;; SUBSTITUTE( SUBSTITUTE(SUBSTITUTE( [.E26]; &quot;'&quot;; &quot;&quot; ); &quot; &quot;; &quot;&quot; ); &quot;/)&quot;; &quot;&quot; ) )" office:value-type="string" office:string-value="xe132" calcext:value-type="string">
            <text:p>xe132</text:p>
          </table:table-cell>
          <table:table-cell table:formula="of:= IF( ISNUMBER(SEARCH( &quot;namsol&quot;; [.$A26] )); &quot;&quot;; SUBSTITUTE( SUBSTITUTE(SUBSTITUTE( [.F26]; &quot;'&quot;; &quot;&quot; ); &quot; &quot;; &quot;&quot; ); &quot;/)&quot;; &quot;&quot; ) )" office:value-type="string" office:string-value="xe134" calcext:value-type="string">
            <text:p>xe134</text:p>
          </table:table-cell>
          <table:table-cell table:formula="of:= IF( ISNUMBER(SEARCH( &quot;namsol&quot;; [.$A26] )); &quot;&quot;; SUBSTITUTE( SUBSTITUTE(SUBSTITUTE( [.G26]; &quot;'&quot;; &quot;&quot; ); &quot; &quot;; &quot;&quot; ); &quot;/)&quot;; &quot;&quot; ) )" office:value-type="string" office:string-value="xe136" calcext:value-type="string">
            <text:p>xe136</text:p>
          </table:table-cell>
          <table:table-cell table:formula="of:= IF( ISNUMBER(SEARCH( &quot;namsol&quot;; [.$A26] )); &quot;&quot;; SUBSTITUTE( SUBSTITUTE(SUBSTITUTE( [.H26]; &quot;'&quot;; &quot;&quot; ); &quot; &quot;; &quot;&quot; ); &quot;/)&quot;; &quot;&quot; ) )" office:value-type="string" office:string-value="cs133" calcext:value-type="string">
            <text:p>cs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ba130'</text:p>
          </table:table-cell>
          <table:table-cell office:value-type="string" calcext:value-type="string">
            <text:p>'ba132'</text:p>
          </table:table-cell>
          <table:table-cell office:value-type="string" calcext:value-type="string">
            <text:p>'ba134'</text:p>
          </table:table-cell>
          <table:table-cell office:value-type="string" calcext:value-type="string">
            <text:p>'ba135'</text:p>
          </table:table-cell>
          <table:table-cell office:value-type="string" calcext:value-type="string">
            <text:p>'ba136'</text:p>
          </table:table-cell>
          <table:table-cell office:value-type="string" calcext:value-type="string">
            <text:p>'ba137'</text:p>
          </table:table-cell>
          <table:table-cell office:value-type="string" calcext:value-type="string">
            <text:p>'ba138'</text:p>
          </table:table-cell>
          <table:table-cell office:value-type="string" calcext:value-type="string">
            <text:p>'la138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27] )); &quot;&quot;; SUBSTITUTE( SUBSTITUTE(SUBSTITUTE( [.A27]; &quot;'&quot;; &quot;&quot; ); &quot; &quot;; &quot;&quot; ); &quot;/)&quot;; &quot;&quot; ) )" office:value-type="string" office:string-value="ba130" calcext:value-type="string">
            <text:p>ba130</text:p>
          </table:table-cell>
          <table:table-cell table:formula="of:= IF( ISNUMBER(SEARCH( &quot;namsol&quot;; [.$A27] )); &quot;&quot;; SUBSTITUTE( SUBSTITUTE(SUBSTITUTE( [.B27]; &quot;'&quot;; &quot;&quot; ); &quot; &quot;; &quot;&quot; ); &quot;/)&quot;; &quot;&quot; ) )" office:value-type="string" office:string-value="ba132" calcext:value-type="string">
            <text:p>ba132</text:p>
          </table:table-cell>
          <table:table-cell table:formula="of:= IF( ISNUMBER(SEARCH( &quot;namsol&quot;; [.$A27] )); &quot;&quot;; SUBSTITUTE( SUBSTITUTE(SUBSTITUTE( [.C27]; &quot;'&quot;; &quot;&quot; ); &quot; &quot;; &quot;&quot; ); &quot;/)&quot;; &quot;&quot; ) )" office:value-type="string" office:string-value="ba134" calcext:value-type="string">
            <text:p>ba134</text:p>
          </table:table-cell>
          <table:table-cell table:formula="of:= IF( ISNUMBER(SEARCH( &quot;namsol&quot;; [.$A27] )); &quot;&quot;; SUBSTITUTE( SUBSTITUTE(SUBSTITUTE( [.D27]; &quot;'&quot;; &quot;&quot; ); &quot; &quot;; &quot;&quot; ); &quot;/)&quot;; &quot;&quot; ) )" office:value-type="string" office:string-value="ba135" calcext:value-type="string">
            <text:p>ba135</text:p>
          </table:table-cell>
          <table:table-cell table:formula="of:= IF( ISNUMBER(SEARCH( &quot;namsol&quot;; [.$A27] )); &quot;&quot;; SUBSTITUTE( SUBSTITUTE(SUBSTITUTE( [.E27]; &quot;'&quot;; &quot;&quot; ); &quot; &quot;; &quot;&quot; ); &quot;/)&quot;; &quot;&quot; ) )" office:value-type="string" office:string-value="ba136" calcext:value-type="string">
            <text:p>ba136</text:p>
          </table:table-cell>
          <table:table-cell table:formula="of:= IF( ISNUMBER(SEARCH( &quot;namsol&quot;; [.$A27] )); &quot;&quot;; SUBSTITUTE( SUBSTITUTE(SUBSTITUTE( [.F27]; &quot;'&quot;; &quot;&quot; ); &quot; &quot;; &quot;&quot; ); &quot;/)&quot;; &quot;&quot; ) )" office:value-type="string" office:string-value="ba137" calcext:value-type="string">
            <text:p>ba137</text:p>
          </table:table-cell>
          <table:table-cell table:formula="of:= IF( ISNUMBER(SEARCH( &quot;namsol&quot;; [.$A27] )); &quot;&quot;; SUBSTITUTE( SUBSTITUTE(SUBSTITUTE( [.G27]; &quot;'&quot;; &quot;&quot; ); &quot; &quot;; &quot;&quot; ); &quot;/)&quot;; &quot;&quot; ) )" office:value-type="string" office:string-value="ba138" calcext:value-type="string">
            <text:p>ba138</text:p>
          </table:table-cell>
          <table:table-cell table:formula="of:= IF( ISNUMBER(SEARCH( &quot;namsol&quot;; [.$A27] )); &quot;&quot;; SUBSTITUTE( SUBSTITUTE(SUBSTITUTE( [.H27]; &quot;'&quot;; &quot;&quot; ); &quot; &quot;; &quot;&quot; ); &quot;/)&quot;; &quot;&quot; ) )" office:value-type="string" office:string-value="la138" calcext:value-type="string">
            <text:p>la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la139'</text:p>
          </table:table-cell>
          <table:table-cell office:value-type="string" calcext:value-type="string">
            <text:p>'ce136'</text:p>
          </table:table-cell>
          <table:table-cell office:value-type="string" calcext:value-type="string">
            <text:p>'ce138'</text:p>
          </table:table-cell>
          <table:table-cell office:value-type="string" calcext:value-type="string">
            <text:p>'ce140'</text:p>
          </table:table-cell>
          <table:table-cell office:value-type="string" calcext:value-type="string">
            <text:p>'ce142'</text:p>
          </table:table-cell>
          <table:table-cell office:value-type="string" calcext:value-type="string">
            <text:p>'pr141'</text:p>
          </table:table-cell>
          <table:table-cell office:value-type="string" calcext:value-type="string">
            <text:p>'nd142'</text:p>
          </table:table-cell>
          <table:table-cell office:value-type="string" calcext:value-type="string">
            <text:p>'nd143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28] )); &quot;&quot;; SUBSTITUTE( SUBSTITUTE(SUBSTITUTE( [.A28]; &quot;'&quot;; &quot;&quot; ); &quot; &quot;; &quot;&quot; ); &quot;/)&quot;; &quot;&quot; ) )" office:value-type="string" office:string-value="la139" calcext:value-type="string">
            <text:p>la139</text:p>
          </table:table-cell>
          <table:table-cell table:formula="of:= IF( ISNUMBER(SEARCH( &quot;namsol&quot;; [.$A28] )); &quot;&quot;; SUBSTITUTE( SUBSTITUTE(SUBSTITUTE( [.B28]; &quot;'&quot;; &quot;&quot; ); &quot; &quot;; &quot;&quot; ); &quot;/)&quot;; &quot;&quot; ) )" office:value-type="string" office:string-value="ce136" calcext:value-type="string">
            <text:p>ce136</text:p>
          </table:table-cell>
          <table:table-cell table:formula="of:= IF( ISNUMBER(SEARCH( &quot;namsol&quot;; [.$A28] )); &quot;&quot;; SUBSTITUTE( SUBSTITUTE(SUBSTITUTE( [.C28]; &quot;'&quot;; &quot;&quot; ); &quot; &quot;; &quot;&quot; ); &quot;/)&quot;; &quot;&quot; ) )" office:value-type="string" office:string-value="ce138" calcext:value-type="string">
            <text:p>ce138</text:p>
          </table:table-cell>
          <table:table-cell table:formula="of:= IF( ISNUMBER(SEARCH( &quot;namsol&quot;; [.$A28] )); &quot;&quot;; SUBSTITUTE( SUBSTITUTE(SUBSTITUTE( [.D28]; &quot;'&quot;; &quot;&quot; ); &quot; &quot;; &quot;&quot; ); &quot;/)&quot;; &quot;&quot; ) )" office:value-type="string" office:string-value="ce140" calcext:value-type="string">
            <text:p>ce140</text:p>
          </table:table-cell>
          <table:table-cell table:formula="of:= IF( ISNUMBER(SEARCH( &quot;namsol&quot;; [.$A28] )); &quot;&quot;; SUBSTITUTE( SUBSTITUTE(SUBSTITUTE( [.E28]; &quot;'&quot;; &quot;&quot; ); &quot; &quot;; &quot;&quot; ); &quot;/)&quot;; &quot;&quot; ) )" office:value-type="string" office:string-value="ce142" calcext:value-type="string">
            <text:p>ce142</text:p>
          </table:table-cell>
          <table:table-cell table:formula="of:= IF( ISNUMBER(SEARCH( &quot;namsol&quot;; [.$A28] )); &quot;&quot;; SUBSTITUTE( SUBSTITUTE(SUBSTITUTE( [.F28]; &quot;'&quot;; &quot;&quot; ); &quot; &quot;; &quot;&quot; ); &quot;/)&quot;; &quot;&quot; ) )" office:value-type="string" office:string-value="pr141" calcext:value-type="string">
            <text:p>pr141</text:p>
          </table:table-cell>
          <table:table-cell table:formula="of:= IF( ISNUMBER(SEARCH( &quot;namsol&quot;; [.$A28] )); &quot;&quot;; SUBSTITUTE( SUBSTITUTE(SUBSTITUTE( [.G28]; &quot;'&quot;; &quot;&quot; ); &quot; &quot;; &quot;&quot; ); &quot;/)&quot;; &quot;&quot; ) )" office:value-type="string" office:string-value="nd142" calcext:value-type="string">
            <text:p>nd142</text:p>
          </table:table-cell>
          <table:table-cell table:formula="of:= IF( ISNUMBER(SEARCH( &quot;namsol&quot;; [.$A28] )); &quot;&quot;; SUBSTITUTE( SUBSTITUTE(SUBSTITUTE( [.H28]; &quot;'&quot;; &quot;&quot; ); &quot; &quot;; &quot;&quot; ); &quot;/)&quot;; &quot;&quot; ) )" office:value-type="string" office:string-value="nd143" calcext:value-type="string">
            <text:p>nd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nd144'</text:p>
          </table:table-cell>
          <table:table-cell office:value-type="string" calcext:value-type="string">
            <text:p>'nd145'</text:p>
          </table:table-cell>
          <table:table-cell office:value-type="string" calcext:value-type="string">
            <text:p>'nd146'</text:p>
          </table:table-cell>
          <table:table-cell office:value-type="string" calcext:value-type="string">
            <text:p>'nd148'</text:p>
          </table:table-cell>
          <table:table-cell office:value-type="string" calcext:value-type="string">
            <text:p>'nd150'</text:p>
          </table:table-cell>
          <table:table-cell office:value-type="string" calcext:value-type="string">
            <text:p>'sm144'</text:p>
          </table:table-cell>
          <table:table-cell office:value-type="string" calcext:value-type="string">
            <text:p>'sm147'</text:p>
          </table:table-cell>
          <table:table-cell office:value-type="string" calcext:value-type="string">
            <text:p>'sm148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29] )); &quot;&quot;; SUBSTITUTE( SUBSTITUTE(SUBSTITUTE( [.A29]; &quot;'&quot;; &quot;&quot; ); &quot; &quot;; &quot;&quot; ); &quot;/)&quot;; &quot;&quot; ) )" office:value-type="string" office:string-value="nd144" calcext:value-type="string">
            <text:p>nd144</text:p>
          </table:table-cell>
          <table:table-cell table:formula="of:= IF( ISNUMBER(SEARCH( &quot;namsol&quot;; [.$A29] )); &quot;&quot;; SUBSTITUTE( SUBSTITUTE(SUBSTITUTE( [.B29]; &quot;'&quot;; &quot;&quot; ); &quot; &quot;; &quot;&quot; ); &quot;/)&quot;; &quot;&quot; ) )" office:value-type="string" office:string-value="nd145" calcext:value-type="string">
            <text:p>nd145</text:p>
          </table:table-cell>
          <table:table-cell table:formula="of:= IF( ISNUMBER(SEARCH( &quot;namsol&quot;; [.$A29] )); &quot;&quot;; SUBSTITUTE( SUBSTITUTE(SUBSTITUTE( [.C29]; &quot;'&quot;; &quot;&quot; ); &quot; &quot;; &quot;&quot; ); &quot;/)&quot;; &quot;&quot; ) )" office:value-type="string" office:string-value="nd146" calcext:value-type="string">
            <text:p>nd146</text:p>
          </table:table-cell>
          <table:table-cell table:formula="of:= IF( ISNUMBER(SEARCH( &quot;namsol&quot;; [.$A29] )); &quot;&quot;; SUBSTITUTE( SUBSTITUTE(SUBSTITUTE( [.D29]; &quot;'&quot;; &quot;&quot; ); &quot; &quot;; &quot;&quot; ); &quot;/)&quot;; &quot;&quot; ) )" office:value-type="string" office:string-value="nd148" calcext:value-type="string">
            <text:p>nd148</text:p>
          </table:table-cell>
          <table:table-cell table:formula="of:= IF( ISNUMBER(SEARCH( &quot;namsol&quot;; [.$A29] )); &quot;&quot;; SUBSTITUTE( SUBSTITUTE(SUBSTITUTE( [.E29]; &quot;'&quot;; &quot;&quot; ); &quot; &quot;; &quot;&quot; ); &quot;/)&quot;; &quot;&quot; ) )" office:value-type="string" office:string-value="nd150" calcext:value-type="string">
            <text:p>nd150</text:p>
          </table:table-cell>
          <table:table-cell table:formula="of:= IF( ISNUMBER(SEARCH( &quot;namsol&quot;; [.$A29] )); &quot;&quot;; SUBSTITUTE( SUBSTITUTE(SUBSTITUTE( [.F29]; &quot;'&quot;; &quot;&quot; ); &quot; &quot;; &quot;&quot; ); &quot;/)&quot;; &quot;&quot; ) )" office:value-type="string" office:string-value="sm144" calcext:value-type="string">
            <text:p>sm144</text:p>
          </table:table-cell>
          <table:table-cell table:formula="of:= IF( ISNUMBER(SEARCH( &quot;namsol&quot;; [.$A29] )); &quot;&quot;; SUBSTITUTE( SUBSTITUTE(SUBSTITUTE( [.G29]; &quot;'&quot;; &quot;&quot; ); &quot; &quot;; &quot;&quot; ); &quot;/)&quot;; &quot;&quot; ) )" office:value-type="string" office:string-value="sm147" calcext:value-type="string">
            <text:p>sm147</text:p>
          </table:table-cell>
          <table:table-cell table:formula="of:= IF( ISNUMBER(SEARCH( &quot;namsol&quot;; [.$A29] )); &quot;&quot;; SUBSTITUTE( SUBSTITUTE(SUBSTITUTE( [.H29]; &quot;'&quot;; &quot;&quot; ); &quot; &quot;; &quot;&quot; ); &quot;/)&quot;; &quot;&quot; ) )" office:value-type="string" office:string-value="sm148" calcext:value-type="string">
            <text:p>sm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sm149'</text:p>
          </table:table-cell>
          <table:table-cell office:value-type="string" calcext:value-type="string">
            <text:p>'sm150'</text:p>
          </table:table-cell>
          <table:table-cell office:value-type="string" calcext:value-type="string">
            <text:p>'sm152'</text:p>
          </table:table-cell>
          <table:table-cell office:value-type="string" calcext:value-type="string">
            <text:p>'sm154'</text:p>
          </table:table-cell>
          <table:table-cell office:value-type="string" calcext:value-type="string">
            <text:p>'eu151'</text:p>
          </table:table-cell>
          <table:table-cell office:value-type="string" calcext:value-type="string">
            <text:p>'eu153'</text:p>
          </table:table-cell>
          <table:table-cell office:value-type="string" calcext:value-type="string">
            <text:p>'gd152'</text:p>
          </table:table-cell>
          <table:table-cell office:value-type="string" calcext:value-type="string">
            <text:p>'gd154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30] )); &quot;&quot;; SUBSTITUTE( SUBSTITUTE(SUBSTITUTE( [.A30]; &quot;'&quot;; &quot;&quot; ); &quot; &quot;; &quot;&quot; ); &quot;/)&quot;; &quot;&quot; ) )" office:value-type="string" office:string-value="sm149" calcext:value-type="string">
            <text:p>sm149</text:p>
          </table:table-cell>
          <table:table-cell table:formula="of:= IF( ISNUMBER(SEARCH( &quot;namsol&quot;; [.$A30] )); &quot;&quot;; SUBSTITUTE( SUBSTITUTE(SUBSTITUTE( [.B30]; &quot;'&quot;; &quot;&quot; ); &quot; &quot;; &quot;&quot; ); &quot;/)&quot;; &quot;&quot; ) )" office:value-type="string" office:string-value="sm150" calcext:value-type="string">
            <text:p>sm150</text:p>
          </table:table-cell>
          <table:table-cell table:formula="of:= IF( ISNUMBER(SEARCH( &quot;namsol&quot;; [.$A30] )); &quot;&quot;; SUBSTITUTE( SUBSTITUTE(SUBSTITUTE( [.C30]; &quot;'&quot;; &quot;&quot; ); &quot; &quot;; &quot;&quot; ); &quot;/)&quot;; &quot;&quot; ) )" office:value-type="string" office:string-value="sm152" calcext:value-type="string">
            <text:p>sm152</text:p>
          </table:table-cell>
          <table:table-cell table:formula="of:= IF( ISNUMBER(SEARCH( &quot;namsol&quot;; [.$A30] )); &quot;&quot;; SUBSTITUTE( SUBSTITUTE(SUBSTITUTE( [.D30]; &quot;'&quot;; &quot;&quot; ); &quot; &quot;; &quot;&quot; ); &quot;/)&quot;; &quot;&quot; ) )" office:value-type="string" office:string-value="sm154" calcext:value-type="string">
            <text:p>sm154</text:p>
          </table:table-cell>
          <table:table-cell table:formula="of:= IF( ISNUMBER(SEARCH( &quot;namsol&quot;; [.$A30] )); &quot;&quot;; SUBSTITUTE( SUBSTITUTE(SUBSTITUTE( [.E30]; &quot;'&quot;; &quot;&quot; ); &quot; &quot;; &quot;&quot; ); &quot;/)&quot;; &quot;&quot; ) )" office:value-type="string" office:string-value="eu151" calcext:value-type="string">
            <text:p>eu151</text:p>
          </table:table-cell>
          <table:table-cell table:formula="of:= IF( ISNUMBER(SEARCH( &quot;namsol&quot;; [.$A30] )); &quot;&quot;; SUBSTITUTE( SUBSTITUTE(SUBSTITUTE( [.F30]; &quot;'&quot;; &quot;&quot; ); &quot; &quot;; &quot;&quot; ); &quot;/)&quot;; &quot;&quot; ) )" office:value-type="string" office:string-value="eu153" calcext:value-type="string">
            <text:p>eu153</text:p>
          </table:table-cell>
          <table:table-cell table:formula="of:= IF( ISNUMBER(SEARCH( &quot;namsol&quot;; [.$A30] )); &quot;&quot;; SUBSTITUTE( SUBSTITUTE(SUBSTITUTE( [.G30]; &quot;'&quot;; &quot;&quot; ); &quot; &quot;; &quot;&quot; ); &quot;/)&quot;; &quot;&quot; ) )" office:value-type="string" office:string-value="gd152" calcext:value-type="string">
            <text:p>gd152</text:p>
          </table:table-cell>
          <table:table-cell table:formula="of:= IF( ISNUMBER(SEARCH( &quot;namsol&quot;; [.$A30] )); &quot;&quot;; SUBSTITUTE( SUBSTITUTE(SUBSTITUTE( [.H30]; &quot;'&quot;; &quot;&quot; ); &quot; &quot;; &quot;&quot; ); &quot;/)&quot;; &quot;&quot; ) )" office:value-type="string" office:string-value="gd154" calcext:value-type="string">
            <text:p>gd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gd155'</text:p>
          </table:table-cell>
          <table:table-cell office:value-type="string" calcext:value-type="string">
            <text:p>'gd156'</text:p>
          </table:table-cell>
          <table:table-cell office:value-type="string" calcext:value-type="string">
            <text:p>'gd157'</text:p>
          </table:table-cell>
          <table:table-cell office:value-type="string" calcext:value-type="string">
            <text:p>'gd158'</text:p>
          </table:table-cell>
          <table:table-cell office:value-type="string" calcext:value-type="string">
            <text:p>'gd160'</text:p>
          </table:table-cell>
          <table:table-cell office:value-type="string" calcext:value-type="string">
            <text:p>'tb159'</text:p>
          </table:table-cell>
          <table:table-cell office:value-type="string" calcext:value-type="string">
            <text:p>'dy156'</text:p>
          </table:table-cell>
          <table:table-cell office:value-type="string" calcext:value-type="string">
            <text:p>'dy158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31] )); &quot;&quot;; SUBSTITUTE( SUBSTITUTE(SUBSTITUTE( [.A31]; &quot;'&quot;; &quot;&quot; ); &quot; &quot;; &quot;&quot; ); &quot;/)&quot;; &quot;&quot; ) )" office:value-type="string" office:string-value="gd155" calcext:value-type="string">
            <text:p>gd155</text:p>
          </table:table-cell>
          <table:table-cell table:formula="of:= IF( ISNUMBER(SEARCH( &quot;namsol&quot;; [.$A31] )); &quot;&quot;; SUBSTITUTE( SUBSTITUTE(SUBSTITUTE( [.B31]; &quot;'&quot;; &quot;&quot; ); &quot; &quot;; &quot;&quot; ); &quot;/)&quot;; &quot;&quot; ) )" office:value-type="string" office:string-value="gd156" calcext:value-type="string">
            <text:p>gd156</text:p>
          </table:table-cell>
          <table:table-cell table:formula="of:= IF( ISNUMBER(SEARCH( &quot;namsol&quot;; [.$A31] )); &quot;&quot;; SUBSTITUTE( SUBSTITUTE(SUBSTITUTE( [.C31]; &quot;'&quot;; &quot;&quot; ); &quot; &quot;; &quot;&quot; ); &quot;/)&quot;; &quot;&quot; ) )" office:value-type="string" office:string-value="gd157" calcext:value-type="string">
            <text:p>gd157</text:p>
          </table:table-cell>
          <table:table-cell table:formula="of:= IF( ISNUMBER(SEARCH( &quot;namsol&quot;; [.$A31] )); &quot;&quot;; SUBSTITUTE( SUBSTITUTE(SUBSTITUTE( [.D31]; &quot;'&quot;; &quot;&quot; ); &quot; &quot;; &quot;&quot; ); &quot;/)&quot;; &quot;&quot; ) )" office:value-type="string" office:string-value="gd158" calcext:value-type="string">
            <text:p>gd158</text:p>
          </table:table-cell>
          <table:table-cell table:formula="of:= IF( ISNUMBER(SEARCH( &quot;namsol&quot;; [.$A31] )); &quot;&quot;; SUBSTITUTE( SUBSTITUTE(SUBSTITUTE( [.E31]; &quot;'&quot;; &quot;&quot; ); &quot; &quot;; &quot;&quot; ); &quot;/)&quot;; &quot;&quot; ) )" office:value-type="string" office:string-value="gd160" calcext:value-type="string">
            <text:p>gd160</text:p>
          </table:table-cell>
          <table:table-cell table:formula="of:= IF( ISNUMBER(SEARCH( &quot;namsol&quot;; [.$A31] )); &quot;&quot;; SUBSTITUTE( SUBSTITUTE(SUBSTITUTE( [.F31]; &quot;'&quot;; &quot;&quot; ); &quot; &quot;; &quot;&quot; ); &quot;/)&quot;; &quot;&quot; ) )" office:value-type="string" office:string-value="tb159" calcext:value-type="string">
            <text:p>tb159</text:p>
          </table:table-cell>
          <table:table-cell table:formula="of:= IF( ISNUMBER(SEARCH( &quot;namsol&quot;; [.$A31] )); &quot;&quot;; SUBSTITUTE( SUBSTITUTE(SUBSTITUTE( [.G31]; &quot;'&quot;; &quot;&quot; ); &quot; &quot;; &quot;&quot; ); &quot;/)&quot;; &quot;&quot; ) )" office:value-type="string" office:string-value="dy156" calcext:value-type="string">
            <text:p>dy156</text:p>
          </table:table-cell>
          <table:table-cell table:formula="of:= IF( ISNUMBER(SEARCH( &quot;namsol&quot;; [.$A31] )); &quot;&quot;; SUBSTITUTE( SUBSTITUTE(SUBSTITUTE( [.H31]; &quot;'&quot;; &quot;&quot; ); &quot; &quot;; &quot;&quot; ); &quot;/)&quot;; &quot;&quot; ) )" office:value-type="string" office:string-value="dy158" calcext:value-type="string">
            <text:p>dy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dy160'</text:p>
          </table:table-cell>
          <table:table-cell office:value-type="string" calcext:value-type="string">
            <text:p>'dy161'</text:p>
          </table:table-cell>
          <table:table-cell office:value-type="string" calcext:value-type="string">
            <text:p>'dy162'</text:p>
          </table:table-cell>
          <table:table-cell office:value-type="string" calcext:value-type="string">
            <text:p>'dy163'</text:p>
          </table:table-cell>
          <table:table-cell office:value-type="string" calcext:value-type="string">
            <text:p>'dy164'</text:p>
          </table:table-cell>
          <table:table-cell office:value-type="string" calcext:value-type="string">
            <text:p>'ho165'</text:p>
          </table:table-cell>
          <table:table-cell office:value-type="string" calcext:value-type="string">
            <text:p>'er162'</text:p>
          </table:table-cell>
          <table:table-cell office:value-type="string" calcext:value-type="string">
            <text:p>'er164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32] )); &quot;&quot;; SUBSTITUTE( SUBSTITUTE(SUBSTITUTE( [.A32]; &quot;'&quot;; &quot;&quot; ); &quot; &quot;; &quot;&quot; ); &quot;/)&quot;; &quot;&quot; ) )" office:value-type="string" office:string-value="dy160" calcext:value-type="string">
            <text:p>dy160</text:p>
          </table:table-cell>
          <table:table-cell table:formula="of:= IF( ISNUMBER(SEARCH( &quot;namsol&quot;; [.$A32] )); &quot;&quot;; SUBSTITUTE( SUBSTITUTE(SUBSTITUTE( [.B32]; &quot;'&quot;; &quot;&quot; ); &quot; &quot;; &quot;&quot; ); &quot;/)&quot;; &quot;&quot; ) )" office:value-type="string" office:string-value="dy161" calcext:value-type="string">
            <text:p>dy161</text:p>
          </table:table-cell>
          <table:table-cell table:formula="of:= IF( ISNUMBER(SEARCH( &quot;namsol&quot;; [.$A32] )); &quot;&quot;; SUBSTITUTE( SUBSTITUTE(SUBSTITUTE( [.C32]; &quot;'&quot;; &quot;&quot; ); &quot; &quot;; &quot;&quot; ); &quot;/)&quot;; &quot;&quot; ) )" office:value-type="string" office:string-value="dy162" calcext:value-type="string">
            <text:p>dy162</text:p>
          </table:table-cell>
          <table:table-cell table:formula="of:= IF( ISNUMBER(SEARCH( &quot;namsol&quot;; [.$A32] )); &quot;&quot;; SUBSTITUTE( SUBSTITUTE(SUBSTITUTE( [.D32]; &quot;'&quot;; &quot;&quot; ); &quot; &quot;; &quot;&quot; ); &quot;/)&quot;; &quot;&quot; ) )" office:value-type="string" office:string-value="dy163" calcext:value-type="string">
            <text:p>dy163</text:p>
          </table:table-cell>
          <table:table-cell table:formula="of:= IF( ISNUMBER(SEARCH( &quot;namsol&quot;; [.$A32] )); &quot;&quot;; SUBSTITUTE( SUBSTITUTE(SUBSTITUTE( [.E32]; &quot;'&quot;; &quot;&quot; ); &quot; &quot;; &quot;&quot; ); &quot;/)&quot;; &quot;&quot; ) )" office:value-type="string" office:string-value="dy164" calcext:value-type="string">
            <text:p>dy164</text:p>
          </table:table-cell>
          <table:table-cell table:formula="of:= IF( ISNUMBER(SEARCH( &quot;namsol&quot;; [.$A32] )); &quot;&quot;; SUBSTITUTE( SUBSTITUTE(SUBSTITUTE( [.F32]; &quot;'&quot;; &quot;&quot; ); &quot; &quot;; &quot;&quot; ); &quot;/)&quot;; &quot;&quot; ) )" office:value-type="string" office:string-value="ho165" calcext:value-type="string">
            <text:p>ho165</text:p>
          </table:table-cell>
          <table:table-cell table:formula="of:= IF( ISNUMBER(SEARCH( &quot;namsol&quot;; [.$A32] )); &quot;&quot;; SUBSTITUTE( SUBSTITUTE(SUBSTITUTE( [.G32]; &quot;'&quot;; &quot;&quot; ); &quot; &quot;; &quot;&quot; ); &quot;/)&quot;; &quot;&quot; ) )" office:value-type="string" office:string-value="er162" calcext:value-type="string">
            <text:p>er162</text:p>
          </table:table-cell>
          <table:table-cell table:formula="of:= IF( ISNUMBER(SEARCH( &quot;namsol&quot;; [.$A32] )); &quot;&quot;; SUBSTITUTE( SUBSTITUTE(SUBSTITUTE( [.H32]; &quot;'&quot;; &quot;&quot; ); &quot; &quot;; &quot;&quot; ); &quot;/)&quot;; &quot;&quot; ) )" office:value-type="string" office:string-value="er164" calcext:value-type="string">
            <text:p>er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er166'</text:p>
          </table:table-cell>
          <table:table-cell office:value-type="string" calcext:value-type="string">
            <text:p>'er167'</text:p>
          </table:table-cell>
          <table:table-cell office:value-type="string" calcext:value-type="string">
            <text:p>'er168'</text:p>
          </table:table-cell>
          <table:table-cell office:value-type="string" calcext:value-type="string">
            <text:p>'er170'</text:p>
          </table:table-cell>
          <table:table-cell office:value-type="string" calcext:value-type="string">
            <text:p>'tm169'</text:p>
          </table:table-cell>
          <table:table-cell office:value-type="string" calcext:value-type="string">
            <text:p>'yb168'</text:p>
          </table:table-cell>
          <table:table-cell office:value-type="string" calcext:value-type="string">
            <text:p>'yb170'</text:p>
          </table:table-cell>
          <table:table-cell office:value-type="string" calcext:value-type="string">
            <text:p>'yb171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33] )); &quot;&quot;; SUBSTITUTE( SUBSTITUTE(SUBSTITUTE( [.A33]; &quot;'&quot;; &quot;&quot; ); &quot; &quot;; &quot;&quot; ); &quot;/)&quot;; &quot;&quot; ) )" office:value-type="string" office:string-value="er166" calcext:value-type="string">
            <text:p>er166</text:p>
          </table:table-cell>
          <table:table-cell table:formula="of:= IF( ISNUMBER(SEARCH( &quot;namsol&quot;; [.$A33] )); &quot;&quot;; SUBSTITUTE( SUBSTITUTE(SUBSTITUTE( [.B33]; &quot;'&quot;; &quot;&quot; ); &quot; &quot;; &quot;&quot; ); &quot;/)&quot;; &quot;&quot; ) )" office:value-type="string" office:string-value="er167" calcext:value-type="string">
            <text:p>er167</text:p>
          </table:table-cell>
          <table:table-cell table:formula="of:= IF( ISNUMBER(SEARCH( &quot;namsol&quot;; [.$A33] )); &quot;&quot;; SUBSTITUTE( SUBSTITUTE(SUBSTITUTE( [.C33]; &quot;'&quot;; &quot;&quot; ); &quot; &quot;; &quot;&quot; ); &quot;/)&quot;; &quot;&quot; ) )" office:value-type="string" office:string-value="er168" calcext:value-type="string">
            <text:p>er168</text:p>
          </table:table-cell>
          <table:table-cell table:formula="of:= IF( ISNUMBER(SEARCH( &quot;namsol&quot;; [.$A33] )); &quot;&quot;; SUBSTITUTE( SUBSTITUTE(SUBSTITUTE( [.D33]; &quot;'&quot;; &quot;&quot; ); &quot; &quot;; &quot;&quot; ); &quot;/)&quot;; &quot;&quot; ) )" office:value-type="string" office:string-value="er170" calcext:value-type="string">
            <text:p>er170</text:p>
          </table:table-cell>
          <table:table-cell table:formula="of:= IF( ISNUMBER(SEARCH( &quot;namsol&quot;; [.$A33] )); &quot;&quot;; SUBSTITUTE( SUBSTITUTE(SUBSTITUTE( [.E33]; &quot;'&quot;; &quot;&quot; ); &quot; &quot;; &quot;&quot; ); &quot;/)&quot;; &quot;&quot; ) )" office:value-type="string" office:string-value="tm169" calcext:value-type="string">
            <text:p>tm169</text:p>
          </table:table-cell>
          <table:table-cell table:formula="of:= IF( ISNUMBER(SEARCH( &quot;namsol&quot;; [.$A33] )); &quot;&quot;; SUBSTITUTE( SUBSTITUTE(SUBSTITUTE( [.F33]; &quot;'&quot;; &quot;&quot; ); &quot; &quot;; &quot;&quot; ); &quot;/)&quot;; &quot;&quot; ) )" office:value-type="string" office:string-value="yb168" calcext:value-type="string">
            <text:p>yb168</text:p>
          </table:table-cell>
          <table:table-cell table:formula="of:= IF( ISNUMBER(SEARCH( &quot;namsol&quot;; [.$A33] )); &quot;&quot;; SUBSTITUTE( SUBSTITUTE(SUBSTITUTE( [.G33]; &quot;'&quot;; &quot;&quot; ); &quot; &quot;; &quot;&quot; ); &quot;/)&quot;; &quot;&quot; ) )" office:value-type="string" office:string-value="yb170" calcext:value-type="string">
            <text:p>yb170</text:p>
          </table:table-cell>
          <table:table-cell table:formula="of:= IF( ISNUMBER(SEARCH( &quot;namsol&quot;; [.$A33] )); &quot;&quot;; SUBSTITUTE( SUBSTITUTE(SUBSTITUTE( [.H33]; &quot;'&quot;; &quot;&quot; ); &quot; &quot;; &quot;&quot; ); &quot;/)&quot;; &quot;&quot; ) )" office:value-type="string" office:string-value="yb171" calcext:value-type="string">
            <text:p>yb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yb172'</text:p>
          </table:table-cell>
          <table:table-cell office:value-type="string" calcext:value-type="string">
            <text:p>'yb173'</text:p>
          </table:table-cell>
          <table:table-cell office:value-type="string" calcext:value-type="string">
            <text:p>'yb174'</text:p>
          </table:table-cell>
          <table:table-cell office:value-type="string" calcext:value-type="string">
            <text:p>'yb176'</text:p>
          </table:table-cell>
          <table:table-cell office:value-type="string" calcext:value-type="string">
            <text:p>'lu175'</text:p>
          </table:table-cell>
          <table:table-cell office:value-type="string" calcext:value-type="string">
            <text:p>'lu176'</text:p>
          </table:table-cell>
          <table:table-cell office:value-type="string" calcext:value-type="string">
            <text:p>'hf174'</text:p>
          </table:table-cell>
          <table:table-cell office:value-type="string" calcext:value-type="string">
            <text:p>'hf176' /)</text:p>
          </table:table-cell>
          <table:table-cell/>
          <table:table-cell table:formula="of:= IF( ISNUMBER(SEARCH( &quot;namsol&quot;; [.$A34] )); &quot;&quot;; SUBSTITUTE( SUBSTITUTE(SUBSTITUTE( [.A34]; &quot;'&quot;; &quot;&quot; ); &quot; &quot;; &quot;&quot; ); &quot;/)&quot;; &quot;&quot; ) )" office:value-type="string" office:string-value="yb172" calcext:value-type="string">
            <text:p>yb172</text:p>
          </table:table-cell>
          <table:table-cell table:formula="of:= IF( ISNUMBER(SEARCH( &quot;namsol&quot;; [.$A34] )); &quot;&quot;; SUBSTITUTE( SUBSTITUTE(SUBSTITUTE( [.B34]; &quot;'&quot;; &quot;&quot; ); &quot; &quot;; &quot;&quot; ); &quot;/)&quot;; &quot;&quot; ) )" office:value-type="string" office:string-value="yb173" calcext:value-type="string">
            <text:p>yb173</text:p>
          </table:table-cell>
          <table:table-cell table:formula="of:= IF( ISNUMBER(SEARCH( &quot;namsol&quot;; [.$A34] )); &quot;&quot;; SUBSTITUTE( SUBSTITUTE(SUBSTITUTE( [.C34]; &quot;'&quot;; &quot;&quot; ); &quot; &quot;; &quot;&quot; ); &quot;/)&quot;; &quot;&quot; ) )" office:value-type="string" office:string-value="yb174" calcext:value-type="string">
            <text:p>yb174</text:p>
          </table:table-cell>
          <table:table-cell table:formula="of:= IF( ISNUMBER(SEARCH( &quot;namsol&quot;; [.$A34] )); &quot;&quot;; SUBSTITUTE( SUBSTITUTE(SUBSTITUTE( [.D34]; &quot;'&quot;; &quot;&quot; ); &quot; &quot;; &quot;&quot; ); &quot;/)&quot;; &quot;&quot; ) )" office:value-type="string" office:string-value="yb176" calcext:value-type="string">
            <text:p>yb176</text:p>
          </table:table-cell>
          <table:table-cell table:formula="of:= IF( ISNUMBER(SEARCH( &quot;namsol&quot;; [.$A34] )); &quot;&quot;; SUBSTITUTE( SUBSTITUTE(SUBSTITUTE( [.E34]; &quot;'&quot;; &quot;&quot; ); &quot; &quot;; &quot;&quot; ); &quot;/)&quot;; &quot;&quot; ) )" office:value-type="string" office:string-value="lu175" calcext:value-type="string">
            <text:p>lu175</text:p>
          </table:table-cell>
          <table:table-cell table:formula="of:= IF( ISNUMBER(SEARCH( &quot;namsol&quot;; [.$A34] )); &quot;&quot;; SUBSTITUTE( SUBSTITUTE(SUBSTITUTE( [.F34]; &quot;'&quot;; &quot;&quot; ); &quot; &quot;; &quot;&quot; ); &quot;/)&quot;; &quot;&quot; ) )" office:value-type="string" office:string-value="lu176" calcext:value-type="string">
            <text:p>lu176</text:p>
          </table:table-cell>
          <table:table-cell table:formula="of:= IF( ISNUMBER(SEARCH( &quot;namsol&quot;; [.$A34] )); &quot;&quot;; SUBSTITUTE( SUBSTITUTE(SUBSTITUTE( [.G34]; &quot;'&quot;; &quot;&quot; ); &quot; &quot;; &quot;&quot; ); &quot;/)&quot;; &quot;&quot; ) )" office:value-type="string" office:string-value="hf174" calcext:value-type="string">
            <text:p>hf174</text:p>
          </table:table-cell>
          <table:table-cell table:formula="of:= IF( ISNUMBER(SEARCH( &quot;namsol&quot;; [.$A34] )); &quot;&quot;; SUBSTITUTE( SUBSTITUTE(SUBSTITUTE( [.H34]; &quot;'&quot;; &quot;&quot; ); &quot; &quot;; &quot;&quot; ); &quot;/)&quot;; &quot;&quot; ) )" office:value-type="string" office:string-value="hf176" calcext:value-type="string">
            <text:p>hf176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 IF( ISNUMBER(SEARCH( &quot;namsol&quot;; [.$A35] )); &quot;&quot;; SUBSTITUTE( SUBSTITUTE(SUBSTITUTE( [.A35]; &quot;'&quot;; &quot;&quot; ); &quot; &quot;; &quot;&quot; ); &quot;/)&quot;; &quot;&quot; ) )">
            <text:p/>
          </table:table-cell>
          <table:table-cell table:formula="of:= IF( ISNUMBER(SEARCH( &quot;namsol&quot;; [.$A35] )); &quot;&quot;; SUBSTITUTE( SUBSTITUTE(SUBSTITUTE( [.B35]; &quot;'&quot;; &quot;&quot; ); &quot; &quot;; &quot;&quot; ); &quot;/)&quot;; &quot;&quot; ) )">
            <text:p/>
          </table:table-cell>
          <table:table-cell table:formula="of:= IF( ISNUMBER(SEARCH( &quot;namsol&quot;; [.$A35] )); &quot;&quot;; SUBSTITUTE( SUBSTITUTE(SUBSTITUTE( [.C35]; &quot;'&quot;; &quot;&quot; ); &quot; &quot;; &quot;&quot; ); &quot;/)&quot;; &quot;&quot; ) )">
            <text:p/>
          </table:table-cell>
          <table:table-cell table:formula="of:= IF( ISNUMBER(SEARCH( &quot;namsol&quot;; [.$A35] )); &quot;&quot;; SUBSTITUTE( SUBSTITUTE(SUBSTITUTE( [.D35]; &quot;'&quot;; &quot;&quot; ); &quot; &quot;; &quot;&quot; ); &quot;/)&quot;; &quot;&quot; ) )">
            <text:p/>
          </table:table-cell>
          <table:table-cell table:formula="of:= IF( ISNUMBER(SEARCH( &quot;namsol&quot;; [.$A35] )); &quot;&quot;; SUBSTITUTE( SUBSTITUTE(SUBSTITUTE( [.E35]; &quot;'&quot;; &quot;&quot; ); &quot; &quot;; &quot;&quot; ); &quot;/)&quot;; &quot;&quot; ) )">
            <text:p/>
          </table:table-cell>
          <table:table-cell table:formula="of:= IF( ISNUMBER(SEARCH( &quot;namsol&quot;; [.$A35] )); &quot;&quot;; SUBSTITUTE( SUBSTITUTE(SUBSTITUTE( [.F35]; &quot;'&quot;; &quot;&quot; ); &quot; &quot;; &quot;&quot; ); &quot;/)&quot;; &quot;&quot; ) )">
            <text:p/>
          </table:table-cell>
          <table:table-cell table:formula="of:= IF( ISNUMBER(SEARCH( &quot;namsol&quot;; [.$A35] )); &quot;&quot;; SUBSTITUTE( SUBSTITUTE(SUBSTITUTE( [.G35]; &quot;'&quot;; &quot;&quot; ); &quot; &quot;; &quot;&quot; ); &quot;/)&quot;; &quot;&quot; ) )">
            <text:p/>
          </table:table-cell>
          <table:table-cell table:formula="of:= IF( ISNUMBER(SEARCH( &quot;namsol&quot;; [.$A35] )); &quot;&quot;; SUBSTITUTE( SUBSTITUTE(SUBSTITUTE( [.H35]; &quot;'&quot;; &quot;&quot; ); &quot; &quot;; &quot;&quot; ); &quot;/)&quot;; &quot;&quot; ) 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"/>namsol(241:286) = (/ &amp;</text:p>
          </table:table-cell>
          <table:table-cell table:number-columns-repeated="8"/>
          <table:table-cell table:formula="of:= IF( ISNUMBER(SEARCH( &quot;namsol&quot;; [.$A36] )); &quot;&quot;; SUBSTITUTE( SUBSTITUTE(SUBSTITUTE( [.A36]; &quot;'&quot;; &quot;&quot; ); &quot; &quot;; &quot;&quot; ); &quot;/)&quot;; &quot;&quot; ) )">
            <text:p/>
          </table:table-cell>
          <table:table-cell table:formula="of:= IF( ISNUMBER(SEARCH( &quot;namsol&quot;; [.$A36] )); &quot;&quot;; SUBSTITUTE( SUBSTITUTE(SUBSTITUTE( [.B36]; &quot;'&quot;; &quot;&quot; ); &quot; &quot;; &quot;&quot; ); &quot;/)&quot;; &quot;&quot; ) )">
            <text:p/>
          </table:table-cell>
          <table:table-cell table:formula="of:= IF( ISNUMBER(SEARCH( &quot;namsol&quot;; [.$A36] )); &quot;&quot;; SUBSTITUTE( SUBSTITUTE(SUBSTITUTE( [.C36]; &quot;'&quot;; &quot;&quot; ); &quot; &quot;; &quot;&quot; ); &quot;/)&quot;; &quot;&quot; ) )">
            <text:p/>
          </table:table-cell>
          <table:table-cell table:formula="of:= IF( ISNUMBER(SEARCH( &quot;namsol&quot;; [.$A36] )); &quot;&quot;; SUBSTITUTE( SUBSTITUTE(SUBSTITUTE( [.D36]; &quot;'&quot;; &quot;&quot; ); &quot; &quot;; &quot;&quot; ); &quot;/)&quot;; &quot;&quot; ) )">
            <text:p/>
          </table:table-cell>
          <table:table-cell table:formula="of:= IF( ISNUMBER(SEARCH( &quot;namsol&quot;; [.$A36] )); &quot;&quot;; SUBSTITUTE( SUBSTITUTE(SUBSTITUTE( [.E36]; &quot;'&quot;; &quot;&quot; ); &quot; &quot;; &quot;&quot; ); &quot;/)&quot;; &quot;&quot; ) )">
            <text:p/>
          </table:table-cell>
          <table:table-cell table:formula="of:= IF( ISNUMBER(SEARCH( &quot;namsol&quot;; [.$A36] )); &quot;&quot;; SUBSTITUTE( SUBSTITUTE(SUBSTITUTE( [.F36]; &quot;'&quot;; &quot;&quot; ); &quot; &quot;; &quot;&quot; ); &quot;/)&quot;; &quot;&quot; ) )">
            <text:p/>
          </table:table-cell>
          <table:table-cell table:formula="of:= IF( ISNUMBER(SEARCH( &quot;namsol&quot;; [.$A36] )); &quot;&quot;; SUBSTITUTE( SUBSTITUTE(SUBSTITUTE( [.G36]; &quot;'&quot;; &quot;&quot; ); &quot; &quot;; &quot;&quot; ); &quot;/)&quot;; &quot;&quot; ) )">
            <text:p/>
          </table:table-cell>
          <table:table-cell table:formula="of:= IF( ISNUMBER(SEARCH( &quot;namsol&quot;; [.$A36] )); &quot;&quot;; SUBSTITUTE( SUBSTITUTE(SUBSTITUTE( [.H36]; &quot;'&quot;; &quot;&quot; ); &quot; &quot;; &quot;&quot; ); &quot;/)&quot;; &quot;&quot; ) 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hf177'</text:p>
          </table:table-cell>
          <table:table-cell office:value-type="string" calcext:value-type="string">
            <text:p>'hf178'</text:p>
          </table:table-cell>
          <table:table-cell office:value-type="string" calcext:value-type="string">
            <text:p>'hf179'</text:p>
          </table:table-cell>
          <table:table-cell office:value-type="string" calcext:value-type="string">
            <text:p>'hf180'</text:p>
          </table:table-cell>
          <table:table-cell office:value-type="string" calcext:value-type="string">
            <text:p>'ta180'</text:p>
          </table:table-cell>
          <table:table-cell office:value-type="string" calcext:value-type="string">
            <text:p>'ta181'</text:p>
          </table:table-cell>
          <table:table-cell office:value-type="string" calcext:value-type="string">
            <text:p>'w180 '</text:p>
          </table:table-cell>
          <table:table-cell office:value-type="string" calcext:value-type="string">
            <text:p>'w182 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37] )); &quot;&quot;; SUBSTITUTE( SUBSTITUTE(SUBSTITUTE( [.A37]; &quot;'&quot;; &quot;&quot; ); &quot; &quot;; &quot;&quot; ); &quot;/)&quot;; &quot;&quot; ) )" office:value-type="string" office:string-value="hf177" calcext:value-type="string">
            <text:p>hf177</text:p>
          </table:table-cell>
          <table:table-cell table:formula="of:= IF( ISNUMBER(SEARCH( &quot;namsol&quot;; [.$A37] )); &quot;&quot;; SUBSTITUTE( SUBSTITUTE(SUBSTITUTE( [.B37]; &quot;'&quot;; &quot;&quot; ); &quot; &quot;; &quot;&quot; ); &quot;/)&quot;; &quot;&quot; ) )" office:value-type="string" office:string-value="hf178" calcext:value-type="string">
            <text:p>hf178</text:p>
          </table:table-cell>
          <table:table-cell table:formula="of:= IF( ISNUMBER(SEARCH( &quot;namsol&quot;; [.$A37] )); &quot;&quot;; SUBSTITUTE( SUBSTITUTE(SUBSTITUTE( [.C37]; &quot;'&quot;; &quot;&quot; ); &quot; &quot;; &quot;&quot; ); &quot;/)&quot;; &quot;&quot; ) )" office:value-type="string" office:string-value="hf179" calcext:value-type="string">
            <text:p>hf179</text:p>
          </table:table-cell>
          <table:table-cell table:formula="of:= IF( ISNUMBER(SEARCH( &quot;namsol&quot;; [.$A37] )); &quot;&quot;; SUBSTITUTE( SUBSTITUTE(SUBSTITUTE( [.D37]; &quot;'&quot;; &quot;&quot; ); &quot; &quot;; &quot;&quot; ); &quot;/)&quot;; &quot;&quot; ) )" office:value-type="string" office:string-value="hf180" calcext:value-type="string">
            <text:p>hf180</text:p>
          </table:table-cell>
          <table:table-cell table:formula="of:= IF( ISNUMBER(SEARCH( &quot;namsol&quot;; [.$A37] )); &quot;&quot;; SUBSTITUTE( SUBSTITUTE(SUBSTITUTE( [.E37]; &quot;'&quot;; &quot;&quot; ); &quot; &quot;; &quot;&quot; ); &quot;/)&quot;; &quot;&quot; ) )" office:value-type="string" office:string-value="ta180" calcext:value-type="string">
            <text:p>ta180</text:p>
          </table:table-cell>
          <table:table-cell table:formula="of:= IF( ISNUMBER(SEARCH( &quot;namsol&quot;; [.$A37] )); &quot;&quot;; SUBSTITUTE( SUBSTITUTE(SUBSTITUTE( [.F37]; &quot;'&quot;; &quot;&quot; ); &quot; &quot;; &quot;&quot; ); &quot;/)&quot;; &quot;&quot; ) )" office:value-type="string" office:string-value="ta181" calcext:value-type="string">
            <text:p>ta181</text:p>
          </table:table-cell>
          <table:table-cell table:formula="of:= IF( ISNUMBER(SEARCH( &quot;namsol&quot;; [.$A37] )); &quot;&quot;; SUBSTITUTE( SUBSTITUTE(SUBSTITUTE( [.G37]; &quot;'&quot;; &quot;&quot; ); &quot; &quot;; &quot;&quot; ); &quot;/)&quot;; &quot;&quot; ) )" office:value-type="string" office:string-value="w180" calcext:value-type="string">
            <text:p>w180</text:p>
          </table:table-cell>
          <table:table-cell table:formula="of:= IF( ISNUMBER(SEARCH( &quot;namsol&quot;; [.$A37] )); &quot;&quot;; SUBSTITUTE( SUBSTITUTE(SUBSTITUTE( [.H37]; &quot;'&quot;; &quot;&quot; ); &quot; &quot;; &quot;&quot; ); &quot;/)&quot;; &quot;&quot; ) )" office:value-type="string" office:string-value="w182" calcext:value-type="string">
            <text:p>w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w183 '</text:p>
          </table:table-cell>
          <table:table-cell office:value-type="string" calcext:value-type="string">
            <text:p>'w184 '</text:p>
          </table:table-cell>
          <table:table-cell office:value-type="string" calcext:value-type="string">
            <text:p>'w186 '</text:p>
          </table:table-cell>
          <table:table-cell office:value-type="string" calcext:value-type="string">
            <text:p>'re185'</text:p>
          </table:table-cell>
          <table:table-cell office:value-type="string" calcext:value-type="string">
            <text:p>'re187'</text:p>
          </table:table-cell>
          <table:table-cell office:value-type="string" calcext:value-type="string">
            <text:p>'os184'</text:p>
          </table:table-cell>
          <table:table-cell office:value-type="string" calcext:value-type="string">
            <text:p>'os186'</text:p>
          </table:table-cell>
          <table:table-cell office:value-type="string" calcext:value-type="string">
            <text:p>'os187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38] )); &quot;&quot;; SUBSTITUTE( SUBSTITUTE(SUBSTITUTE( [.A38]; &quot;'&quot;; &quot;&quot; ); &quot; &quot;; &quot;&quot; ); &quot;/)&quot;; &quot;&quot; ) )" office:value-type="string" office:string-value="w183" calcext:value-type="string">
            <text:p>w183</text:p>
          </table:table-cell>
          <table:table-cell table:formula="of:= IF( ISNUMBER(SEARCH( &quot;namsol&quot;; [.$A38] )); &quot;&quot;; SUBSTITUTE( SUBSTITUTE(SUBSTITUTE( [.B38]; &quot;'&quot;; &quot;&quot; ); &quot; &quot;; &quot;&quot; ); &quot;/)&quot;; &quot;&quot; ) )" office:value-type="string" office:string-value="w184" calcext:value-type="string">
            <text:p>w184</text:p>
          </table:table-cell>
          <table:table-cell table:formula="of:= IF( ISNUMBER(SEARCH( &quot;namsol&quot;; [.$A38] )); &quot;&quot;; SUBSTITUTE( SUBSTITUTE(SUBSTITUTE( [.C38]; &quot;'&quot;; &quot;&quot; ); &quot; &quot;; &quot;&quot; ); &quot;/)&quot;; &quot;&quot; ) )" office:value-type="string" office:string-value="w186" calcext:value-type="string">
            <text:p>w186</text:p>
          </table:table-cell>
          <table:table-cell table:formula="of:= IF( ISNUMBER(SEARCH( &quot;namsol&quot;; [.$A38] )); &quot;&quot;; SUBSTITUTE( SUBSTITUTE(SUBSTITUTE( [.D38]; &quot;'&quot;; &quot;&quot; ); &quot; &quot;; &quot;&quot; ); &quot;/)&quot;; &quot;&quot; ) )" office:value-type="string" office:string-value="re185" calcext:value-type="string">
            <text:p>re185</text:p>
          </table:table-cell>
          <table:table-cell table:formula="of:= IF( ISNUMBER(SEARCH( &quot;namsol&quot;; [.$A38] )); &quot;&quot;; SUBSTITUTE( SUBSTITUTE(SUBSTITUTE( [.E38]; &quot;'&quot;; &quot;&quot; ); &quot; &quot;; &quot;&quot; ); &quot;/)&quot;; &quot;&quot; ) )" office:value-type="string" office:string-value="re187" calcext:value-type="string">
            <text:p>re187</text:p>
          </table:table-cell>
          <table:table-cell table:formula="of:= IF( ISNUMBER(SEARCH( &quot;namsol&quot;; [.$A38] )); &quot;&quot;; SUBSTITUTE( SUBSTITUTE(SUBSTITUTE( [.F38]; &quot;'&quot;; &quot;&quot; ); &quot; &quot;; &quot;&quot; ); &quot;/)&quot;; &quot;&quot; ) )" office:value-type="string" office:string-value="os184" calcext:value-type="string">
            <text:p>os184</text:p>
          </table:table-cell>
          <table:table-cell table:formula="of:= IF( ISNUMBER(SEARCH( &quot;namsol&quot;; [.$A38] )); &quot;&quot;; SUBSTITUTE( SUBSTITUTE(SUBSTITUTE( [.G38]; &quot;'&quot;; &quot;&quot; ); &quot; &quot;; &quot;&quot; ); &quot;/)&quot;; &quot;&quot; ) )" office:value-type="string" office:string-value="os186" calcext:value-type="string">
            <text:p>os186</text:p>
          </table:table-cell>
          <table:table-cell table:formula="of:= IF( ISNUMBER(SEARCH( &quot;namsol&quot;; [.$A38] )); &quot;&quot;; SUBSTITUTE( SUBSTITUTE(SUBSTITUTE( [.H38]; &quot;'&quot;; &quot;&quot; ); &quot; &quot;; &quot;&quot; ); &quot;/)&quot;; &quot;&quot; ) )" office:value-type="string" office:string-value="os187" calcext:value-type="string">
            <text:p>os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os188'</text:p>
          </table:table-cell>
          <table:table-cell office:value-type="string" calcext:value-type="string">
            <text:p>'os189'</text:p>
          </table:table-cell>
          <table:table-cell office:value-type="string" calcext:value-type="string">
            <text:p>'os190'</text:p>
          </table:table-cell>
          <table:table-cell office:value-type="string" calcext:value-type="string">
            <text:p>'os192'</text:p>
          </table:table-cell>
          <table:table-cell office:value-type="string" calcext:value-type="string">
            <text:p>'ir191'</text:p>
          </table:table-cell>
          <table:table-cell office:value-type="string" calcext:value-type="string">
            <text:p>'ir193'</text:p>
          </table:table-cell>
          <table:table-cell office:value-type="string" calcext:value-type="string">
            <text:p>'pt190'</text:p>
          </table:table-cell>
          <table:table-cell office:value-type="string" calcext:value-type="string">
            <text:p>'pt192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39] )); &quot;&quot;; SUBSTITUTE( SUBSTITUTE(SUBSTITUTE( [.A39]; &quot;'&quot;; &quot;&quot; ); &quot; &quot;; &quot;&quot; ); &quot;/)&quot;; &quot;&quot; ) )" office:value-type="string" office:string-value="os188" calcext:value-type="string">
            <text:p>os188</text:p>
          </table:table-cell>
          <table:table-cell table:formula="of:= IF( ISNUMBER(SEARCH( &quot;namsol&quot;; [.$A39] )); &quot;&quot;; SUBSTITUTE( SUBSTITUTE(SUBSTITUTE( [.B39]; &quot;'&quot;; &quot;&quot; ); &quot; &quot;; &quot;&quot; ); &quot;/)&quot;; &quot;&quot; ) )" office:value-type="string" office:string-value="os189" calcext:value-type="string">
            <text:p>os189</text:p>
          </table:table-cell>
          <table:table-cell table:formula="of:= IF( ISNUMBER(SEARCH( &quot;namsol&quot;; [.$A39] )); &quot;&quot;; SUBSTITUTE( SUBSTITUTE(SUBSTITUTE( [.C39]; &quot;'&quot;; &quot;&quot; ); &quot; &quot;; &quot;&quot; ); &quot;/)&quot;; &quot;&quot; ) )" office:value-type="string" office:string-value="os190" calcext:value-type="string">
            <text:p>os190</text:p>
          </table:table-cell>
          <table:table-cell table:formula="of:= IF( ISNUMBER(SEARCH( &quot;namsol&quot;; [.$A39] )); &quot;&quot;; SUBSTITUTE( SUBSTITUTE(SUBSTITUTE( [.D39]; &quot;'&quot;; &quot;&quot; ); &quot; &quot;; &quot;&quot; ); &quot;/)&quot;; &quot;&quot; ) )" office:value-type="string" office:string-value="os192" calcext:value-type="string">
            <text:p>os192</text:p>
          </table:table-cell>
          <table:table-cell table:formula="of:= IF( ISNUMBER(SEARCH( &quot;namsol&quot;; [.$A39] )); &quot;&quot;; SUBSTITUTE( SUBSTITUTE(SUBSTITUTE( [.E39]; &quot;'&quot;; &quot;&quot; ); &quot; &quot;; &quot;&quot; ); &quot;/)&quot;; &quot;&quot; ) )" office:value-type="string" office:string-value="ir191" calcext:value-type="string">
            <text:p>ir191</text:p>
          </table:table-cell>
          <table:table-cell table:formula="of:= IF( ISNUMBER(SEARCH( &quot;namsol&quot;; [.$A39] )); &quot;&quot;; SUBSTITUTE( SUBSTITUTE(SUBSTITUTE( [.F39]; &quot;'&quot;; &quot;&quot; ); &quot; &quot;; &quot;&quot; ); &quot;/)&quot;; &quot;&quot; ) )" office:value-type="string" office:string-value="ir193" calcext:value-type="string">
            <text:p>ir193</text:p>
          </table:table-cell>
          <table:table-cell table:formula="of:= IF( ISNUMBER(SEARCH( &quot;namsol&quot;; [.$A39] )); &quot;&quot;; SUBSTITUTE( SUBSTITUTE(SUBSTITUTE( [.G39]; &quot;'&quot;; &quot;&quot; ); &quot; &quot;; &quot;&quot; ); &quot;/)&quot;; &quot;&quot; ) )" office:value-type="string" office:string-value="pt190" calcext:value-type="string">
            <text:p>pt190</text:p>
          </table:table-cell>
          <table:table-cell table:formula="of:= IF( ISNUMBER(SEARCH( &quot;namsol&quot;; [.$A39] )); &quot;&quot;; SUBSTITUTE( SUBSTITUTE(SUBSTITUTE( [.H39]; &quot;'&quot;; &quot;&quot; ); &quot; &quot;; &quot;&quot; ); &quot;/)&quot;; &quot;&quot; ) )" office:value-type="string" office:string-value="pt192" calcext:value-type="string">
            <text:p>pt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pt194'</text:p>
          </table:table-cell>
          <table:table-cell office:value-type="string" calcext:value-type="string">
            <text:p>'pt195'</text:p>
          </table:table-cell>
          <table:table-cell office:value-type="string" calcext:value-type="string">
            <text:p>'pt196'</text:p>
          </table:table-cell>
          <table:table-cell office:value-type="string" calcext:value-type="string">
            <text:p>'pt198'</text:p>
          </table:table-cell>
          <table:table-cell office:value-type="string" calcext:value-type="string">
            <text:p>'au197'</text:p>
          </table:table-cell>
          <table:table-cell office:value-type="string" calcext:value-type="string">
            <text:p>'hg196'</text:p>
          </table:table-cell>
          <table:table-cell office:value-type="string" calcext:value-type="string">
            <text:p>'hg198'</text:p>
          </table:table-cell>
          <table:table-cell office:value-type="string" calcext:value-type="string">
            <text:p>'hg199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40] )); &quot;&quot;; SUBSTITUTE( SUBSTITUTE(SUBSTITUTE( [.A40]; &quot;'&quot;; &quot;&quot; ); &quot; &quot;; &quot;&quot; ); &quot;/)&quot;; &quot;&quot; ) )" office:value-type="string" office:string-value="pt194" calcext:value-type="string">
            <text:p>pt194</text:p>
          </table:table-cell>
          <table:table-cell table:formula="of:= IF( ISNUMBER(SEARCH( &quot;namsol&quot;; [.$A40] )); &quot;&quot;; SUBSTITUTE( SUBSTITUTE(SUBSTITUTE( [.B40]; &quot;'&quot;; &quot;&quot; ); &quot; &quot;; &quot;&quot; ); &quot;/)&quot;; &quot;&quot; ) )" office:value-type="string" office:string-value="pt195" calcext:value-type="string">
            <text:p>pt195</text:p>
          </table:table-cell>
          <table:table-cell table:formula="of:= IF( ISNUMBER(SEARCH( &quot;namsol&quot;; [.$A40] )); &quot;&quot;; SUBSTITUTE( SUBSTITUTE(SUBSTITUTE( [.C40]; &quot;'&quot;; &quot;&quot; ); &quot; &quot;; &quot;&quot; ); &quot;/)&quot;; &quot;&quot; ) )" office:value-type="string" office:string-value="pt196" calcext:value-type="string">
            <text:p>pt196</text:p>
          </table:table-cell>
          <table:table-cell table:formula="of:= IF( ISNUMBER(SEARCH( &quot;namsol&quot;; [.$A40] )); &quot;&quot;; SUBSTITUTE( SUBSTITUTE(SUBSTITUTE( [.D40]; &quot;'&quot;; &quot;&quot; ); &quot; &quot;; &quot;&quot; ); &quot;/)&quot;; &quot;&quot; ) )" office:value-type="string" office:string-value="pt198" calcext:value-type="string">
            <text:p>pt198</text:p>
          </table:table-cell>
          <table:table-cell table:formula="of:= IF( ISNUMBER(SEARCH( &quot;namsol&quot;; [.$A40] )); &quot;&quot;; SUBSTITUTE( SUBSTITUTE(SUBSTITUTE( [.E40]; &quot;'&quot;; &quot;&quot; ); &quot; &quot;; &quot;&quot; ); &quot;/)&quot;; &quot;&quot; ) )" office:value-type="string" office:string-value="au197" calcext:value-type="string">
            <text:p>au197</text:p>
          </table:table-cell>
          <table:table-cell table:formula="of:= IF( ISNUMBER(SEARCH( &quot;namsol&quot;; [.$A40] )); &quot;&quot;; SUBSTITUTE( SUBSTITUTE(SUBSTITUTE( [.F40]; &quot;'&quot;; &quot;&quot; ); &quot; &quot;; &quot;&quot; ); &quot;/)&quot;; &quot;&quot; ) )" office:value-type="string" office:string-value="hg196" calcext:value-type="string">
            <text:p>hg196</text:p>
          </table:table-cell>
          <table:table-cell table:formula="of:= IF( ISNUMBER(SEARCH( &quot;namsol&quot;; [.$A40] )); &quot;&quot;; SUBSTITUTE( SUBSTITUTE(SUBSTITUTE( [.G40]; &quot;'&quot;; &quot;&quot; ); &quot; &quot;; &quot;&quot; ); &quot;/)&quot;; &quot;&quot; ) )" office:value-type="string" office:string-value="hg198" calcext:value-type="string">
            <text:p>hg198</text:p>
          </table:table-cell>
          <table:table-cell table:formula="of:= IF( ISNUMBER(SEARCH( &quot;namsol&quot;; [.$A40] )); &quot;&quot;; SUBSTITUTE( SUBSTITUTE(SUBSTITUTE( [.H40]; &quot;'&quot;; &quot;&quot; ); &quot; &quot;; &quot;&quot; ); &quot;/)&quot;; &quot;&quot; ) )" office:value-type="string" office:string-value="hg199" calcext:value-type="string">
            <text:p>hg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hg200'</text:p>
          </table:table-cell>
          <table:table-cell office:value-type="string" calcext:value-type="string">
            <text:p>'hg201'</text:p>
          </table:table-cell>
          <table:table-cell office:value-type="string" calcext:value-type="string">
            <text:p>'hg202'</text:p>
          </table:table-cell>
          <table:table-cell office:value-type="string" calcext:value-type="string">
            <text:p>'hg204'</text:p>
          </table:table-cell>
          <table:table-cell office:value-type="string" calcext:value-type="string">
            <text:p>'tl203'</text:p>
          </table:table-cell>
          <table:table-cell office:value-type="string" calcext:value-type="string">
            <text:p>'tl205'</text:p>
          </table:table-cell>
          <table:table-cell office:value-type="string" calcext:value-type="string">
            <text:p>'pb204'</text:p>
          </table:table-cell>
          <table:table-cell office:value-type="string" calcext:value-type="string">
            <text:p>'pb206'</text:p>
          </table:table-cell>
          <table:table-cell office:value-type="string" calcext:value-type="string">
            <text:p><text:s/>&amp;</text:p>
          </table:table-cell>
          <table:table-cell table:formula="of:= IF( ISNUMBER(SEARCH( &quot;namsol&quot;; [.$A41] )); &quot;&quot;; SUBSTITUTE( SUBSTITUTE(SUBSTITUTE( [.A41]; &quot;'&quot;; &quot;&quot; ); &quot; &quot;; &quot;&quot; ); &quot;/)&quot;; &quot;&quot; ) )" office:value-type="string" office:string-value="hg200" calcext:value-type="string">
            <text:p>hg200</text:p>
          </table:table-cell>
          <table:table-cell table:formula="of:= IF( ISNUMBER(SEARCH( &quot;namsol&quot;; [.$A41] )); &quot;&quot;; SUBSTITUTE( SUBSTITUTE(SUBSTITUTE( [.B41]; &quot;'&quot;; &quot;&quot; ); &quot; &quot;; &quot;&quot; ); &quot;/)&quot;; &quot;&quot; ) )" office:value-type="string" office:string-value="hg201" calcext:value-type="string">
            <text:p>hg201</text:p>
          </table:table-cell>
          <table:table-cell table:formula="of:= IF( ISNUMBER(SEARCH( &quot;namsol&quot;; [.$A41] )); &quot;&quot;; SUBSTITUTE( SUBSTITUTE(SUBSTITUTE( [.C41]; &quot;'&quot;; &quot;&quot; ); &quot; &quot;; &quot;&quot; ); &quot;/)&quot;; &quot;&quot; ) )" office:value-type="string" office:string-value="hg202" calcext:value-type="string">
            <text:p>hg202</text:p>
          </table:table-cell>
          <table:table-cell table:formula="of:= IF( ISNUMBER(SEARCH( &quot;namsol&quot;; [.$A41] )); &quot;&quot;; SUBSTITUTE( SUBSTITUTE(SUBSTITUTE( [.D41]; &quot;'&quot;; &quot;&quot; ); &quot; &quot;; &quot;&quot; ); &quot;/)&quot;; &quot;&quot; ) )" office:value-type="string" office:string-value="hg204" calcext:value-type="string">
            <text:p>hg204</text:p>
          </table:table-cell>
          <table:table-cell table:formula="of:= IF( ISNUMBER(SEARCH( &quot;namsol&quot;; [.$A41] )); &quot;&quot;; SUBSTITUTE( SUBSTITUTE(SUBSTITUTE( [.E41]; &quot;'&quot;; &quot;&quot; ); &quot; &quot;; &quot;&quot; ); &quot;/)&quot;; &quot;&quot; ) )" office:value-type="string" office:string-value="tl203" calcext:value-type="string">
            <text:p>tl203</text:p>
          </table:table-cell>
          <table:table-cell table:formula="of:= IF( ISNUMBER(SEARCH( &quot;namsol&quot;; [.$A41] )); &quot;&quot;; SUBSTITUTE( SUBSTITUTE(SUBSTITUTE( [.F41]; &quot;'&quot;; &quot;&quot; ); &quot; &quot;; &quot;&quot; ); &quot;/)&quot;; &quot;&quot; ) )" office:value-type="string" office:string-value="tl205" calcext:value-type="string">
            <text:p>tl205</text:p>
          </table:table-cell>
          <table:table-cell table:formula="of:= IF( ISNUMBER(SEARCH( &quot;namsol&quot;; [.$A41] )); &quot;&quot;; SUBSTITUTE( SUBSTITUTE(SUBSTITUTE( [.G41]; &quot;'&quot;; &quot;&quot; ); &quot; &quot;; &quot;&quot; ); &quot;/)&quot;; &quot;&quot; ) )" office:value-type="string" office:string-value="pb204" calcext:value-type="string">
            <text:p>pb204</text:p>
          </table:table-cell>
          <table:table-cell table:formula="of:= IF( ISNUMBER(SEARCH( &quot;namsol&quot;; [.$A41] )); &quot;&quot;; SUBSTITUTE( SUBSTITUTE(SUBSTITUTE( [.H41]; &quot;'&quot;; &quot;&quot; ); &quot; &quot;; &quot;&quot; ); &quot;/)&quot;; &quot;&quot; ) )" office:value-type="string" office:string-value="pb206" calcext:value-type="string">
            <text:p>pb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'pb207'</text:p>
          </table:table-cell>
          <table:table-cell office:value-type="string" calcext:value-type="string">
            <text:p>'pb208'</text:p>
          </table:table-cell>
          <table:table-cell office:value-type="string" calcext:value-type="string">
            <text:p>'bi209'</text:p>
          </table:table-cell>
          <table:table-cell office:value-type="string" calcext:value-type="string">
            <text:p>'th232'</text:p>
          </table:table-cell>
          <table:table-cell office:value-type="string" calcext:value-type="string">
            <text:p>'u235 '</text:p>
          </table:table-cell>
          <table:table-cell office:value-type="string" calcext:value-type="string">
            <text:p>'u238 ' /)</text:p>
          </table:table-cell>
          <table:table-cell table:number-columns-repeated="3"/>
          <table:table-cell table:formula="of:= IF( ISNUMBER(SEARCH( &quot;namsol&quot;; [.$A42] )); &quot;&quot;; SUBSTITUTE( SUBSTITUTE(SUBSTITUTE( [.A42]; &quot;'&quot;; &quot;&quot; ); &quot; &quot;; &quot;&quot; ); &quot;/)&quot;; &quot;&quot; ) )" office:value-type="string" office:string-value="pb207" calcext:value-type="string">
            <text:p>pb207</text:p>
          </table:table-cell>
          <table:table-cell table:formula="of:= IF( ISNUMBER(SEARCH( &quot;namsol&quot;; [.$A42] )); &quot;&quot;; SUBSTITUTE( SUBSTITUTE(SUBSTITUTE( [.B42]; &quot;'&quot;; &quot;&quot; ); &quot; &quot;; &quot;&quot; ); &quot;/)&quot;; &quot;&quot; ) )" office:value-type="string" office:string-value="pb208" calcext:value-type="string">
            <text:p>pb208</text:p>
          </table:table-cell>
          <table:table-cell table:formula="of:= IF( ISNUMBER(SEARCH( &quot;namsol&quot;; [.$A42] )); &quot;&quot;; SUBSTITUTE( SUBSTITUTE(SUBSTITUTE( [.C42]; &quot;'&quot;; &quot;&quot; ); &quot; &quot;; &quot;&quot; ); &quot;/)&quot;; &quot;&quot; ) )" office:value-type="string" office:string-value="bi209" calcext:value-type="string">
            <text:p>bi209</text:p>
          </table:table-cell>
          <table:table-cell table:formula="of:= IF( ISNUMBER(SEARCH( &quot;namsol&quot;; [.$A42] )); &quot;&quot;; SUBSTITUTE( SUBSTITUTE(SUBSTITUTE( [.D42]; &quot;'&quot;; &quot;&quot; ); &quot; &quot;; &quot;&quot; ); &quot;/)&quot;; &quot;&quot; ) )" office:value-type="string" office:string-value="th232" calcext:value-type="string">
            <text:p>th232</text:p>
          </table:table-cell>
          <table:table-cell table:formula="of:= IF( ISNUMBER(SEARCH( &quot;namsol&quot;; [.$A42] )); &quot;&quot;; SUBSTITUTE( SUBSTITUTE(SUBSTITUTE( [.E42]; &quot;'&quot;; &quot;&quot; ); &quot; &quot;; &quot;&quot; ); &quot;/)&quot;; &quot;&quot; ) )" office:value-type="string" office:string-value="u235" calcext:value-type="string">
            <text:p>u235</text:p>
          </table:table-cell>
          <table:table-cell table:formula="of:= IF( ISNUMBER(SEARCH( &quot;namsol&quot;; [.$A42] )); &quot;&quot;; SUBSTITUTE( SUBSTITUTE(SUBSTITUTE( [.F42]; &quot;'&quot;; &quot;&quot; ); &quot; &quot;; &quot;&quot; ); &quot;/)&quot;; &quot;&quot; ) )" office:value-type="string" office:string-value="u238" calcext:value-type="string">
            <text:p>u238</text:p>
          </table:table-cell>
          <table:table-cell table:formula="of:= IF( ISNUMBER(SEARCH( &quot;namsol&quot;; [.$A42] )); &quot;&quot;; SUBSTITUTE( SUBSTITUTE(SUBSTITUTE( [.G42]; &quot;'&quot;; &quot;&quot; ); &quot; &quot;; &quot;&quot; ); &quot;/)&quot;; &quot;&quot; ) )">
            <text:p/>
          </table:table-cell>
          <table:table-cell table:formula="of:= IF( ISNUMBER(SEARCH( &quot;namsol&quot;; [.$A42] )); &quot;&quot;; SUBSTITUTE( SUBSTITUTE(SUBSTITUTE( [.H42]; &quot;'&quot;; &quot;&quot; ); &quot; &quot;; &quot;&quot; ); &quot;/)&quot;; &quot;&quot; ) )">
            <text:p/>
          </table:table-cell>
          <table:table-cell table:number-columns-repeated="2"/>
        </table:table-row>
      </table:table>
      <table:table table:name="Li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eut</text:p>
          </table:table-cell>
          <table:table-cell/>
          <table:table-cell office:value-type="string" calcext:value-type="string">
            <text:p>Remember to add “neut” to the list!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/>
          <table:table-cell office:value-type="string" calcext:value-type="string">
            <text:p>Total:</text:p>
          </table:table-cell>
          <table:table-cell table:formula="of:= COUNTA( [.A$1:.A$1048576] )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b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b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l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2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6T21:04:29.943356118</meta:creation-date>
    <dc:date>2021-08-06T21:35:57.614404898</dc:date>
    <meta:editing-duration>PT20M46S</meta:editing-duration>
    <meta:editing-cycles>2</meta:editing-cycles>
    <meta:generator>LibreOffice/6.0.7.3$Linux_X86_64 LibreOffice_project/00m0$Build-3</meta:generator>
    <meta:document-statistic meta:table-count="2" meta:cell-count="934" meta:object-count="0"/>
  </office:meta>
</office:document-meta>
</file>